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1" style:family="table-cell" style:parent-style-name="Default" style:data-style-name="N36">
      <style:table-cell-properties fo:border-top="thin solid #000000" fo:border-bottom="none" fo:border-left="none" fo:border-right="none" fo:background-color="#FFFFF3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fo:background-color="#FBFFFF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thin solid #000000" fo:background-color="#FBFFFF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36">
      <style:table-cell-properties fo:background-color="#FFFFF3"/>
    </style:style>
    <style:style style:name="ce17" style:family="table-cell" style:parent-style-name="Default" style:data-style-name="N36">
      <style:table-cell-properties fo:background-color="#FBFFFF"/>
    </style:style>
    <style:style style:name="ce18" style:family="table-cell" style:parent-style-name="Default" style:data-style-name="N36">
      <style:table-cell-properties fo:border-top="none" fo:border-bottom="none" fo:border-left="none" fo:border-right="thin solid #000000" fo:background-color="#FBFFFF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21" style:family="table-cell" style:parent-style-name="Default" style:data-style-name="N36">
      <style:table-cell-properties fo:border-top="none" fo:border-bottom="thin solid #000000" fo:border-left="none" fo:border-right="none" fo:background-color="#FFFFF3"/>
    </style:style>
    <style:style style:name="ce22" style:family="table-cell" style:parent-style-name="Default" style:data-style-name="N36">
      <style:table-cell-properties fo:border-top="none" fo:border-bottom="thin solid #000000" fo:border-left="none" fo:border-right="none" fo:background-color="#FBFFFF"/>
    </style:style>
    <style:style style:name="ce23" style:family="table-cell" style:parent-style-name="Default" style:data-style-name="N36">
      <style:table-cell-properties fo:border-top="none" fo:border-bottom="thin solid #000000" fo:border-left="none" fo:border-right="thin solid #000000" fo:background-color="#FBFFFF"/>
    </style:style>
    <style:style style:name="ce24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5" style:family="table-cell" style:parent-style-name="Default" style:data-style-name="N0">
      <style:table-cell-properties style:vertical-align="automatic" style:shrink-to-fit="true"/>
      <style:text-properties style:font-name="Georgia" style:font-name-asian="Georgia" style:font-name-complex="Georgia" style:font-family-generic="roman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28" style:family="table-cell" style:parent-style-name="Default" style:data-style-name="N0">
      <style:table-cell-properties fo:border="thin solid #000000" style:vertical-align="automatic" style:shrink-to-fit="true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="thin solid #000000" style:vertical-align="automatic" style:shrink-to-fit="true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1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33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5" style:family="table-cell" style:parent-style-name="Default" style:data-style-name="N2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36" style:family="table-cell" style:parent-style-name="Default" style:data-style-name="N2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37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fo:font-weight="bold" style:font-weight-asian="bold" style:font-weight-complex="bold" style:font-family-generic="roman"/>
    </style:style>
    <style:style style:name="ce39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40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/>
    </style:style>
    <style:style style:name="ce4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Georgia1" style:font-name-asian="Georgia1" style:font-name-complex="Georgia1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0">
      <style:text-properties style:font-name="Georgia" style:font-name-asian="Georgia" style:font-name-complex="Georgia" style:font-family-generic="roman"/>
    </style:style>
    <style:style style:name="ce43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4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5" style:family="table-cell" style:parent-style-name="Default" style:data-style-name="N0">
      <style:table-cell-properties style:vertical-align="automatic"/>
    </style:style>
    <style:style style:name="ce46" style:family="table-cell" style:parent-style-name="Default" style:data-style-name="N0">
      <style:table-cell-properties fo:background-color="#FFFFFF"/>
      <style:text-properties style:font-name="Inconsolata" style:font-name-asian="Inconsolata" style:font-name-complex="Inconsolata"/>
    </style:style>
    <style:style style:name="ce4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1" style:font-name-asian="Georgia1" style:font-name-complex="Georgia1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49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50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3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style:font-name="Georgia1" style:font-name-asian="Georgia1" style:font-name-complex="Georgia1" fo:font-size="14pt" style:font-size-asian="14pt" style:font-size-complex="14pt" fo:font-weight="bold" style:font-weight-asian="bold" style:font-weight-complex="bold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6" style:family="table-cell" style:parent-style-name="Default" style:data-style-name="N0"/>
    <style:style style:name="ce57" style:family="table-cell" style:parent-style-name="Default" style:data-style-name="N0">
      <style:table-cell-properties fo:border="thin solid #000000" style:vertical-align="middle" fo:wrap-option="wrap" fo:background-color="transparent" style:shrink-to-fit="true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5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Georgia" style:font-name-asian="Georgia" style:font-name-complex="Georgia" fo:font-size="12pt" style:font-size-asian="12pt" style:font-size-complex="12pt" style:font-family-generic="roman"/>
    </style:style>
    <style:style style:name="ce60" style:family="table-cell" style:parent-style-name="Default" style:data-style-name="N0">
      <style:table-cell-properties style:vertical-align="automatic"/>
      <style:text-properties fo:color="#FFFFFF" style:font-name="Georgia1" style:font-name-asian="Georgia1" style:font-name-complex="Georgia1"/>
    </style:style>
    <style:style style:name="ce61" style:family="table-cell" style:parent-style-name="Default" style:data-style-name="N0">
      <style:table-cell-properties fo:border="thin solid #000000" style:vertical-align="automatic" fo:wrap-option="wrap"/>
      <style:text-properties style:font-name="Georgia" style:font-name-asian="Georgia" style:font-name-complex="Georgia" fo:font-size="14pt" style:font-size-asian="14pt" style:font-size-complex="14pt" fo:font-weight="bold" style:font-weight-asian="bold" style:font-weight-complex="bold" style:font-family-generic="roman"/>
    </style:style>
    <style:style style:name="ce62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63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8575cm"/>
    </style:style>
    <style:style style:name="co5" style:family="table-column">
      <style:table-column-properties fo:break-before="auto" style:column-width="15.39875cm"/>
    </style:style>
    <style:style style:name="co6" style:family="table-column">
      <style:table-column-properties fo:break-before="auto" style:column-width="5.55625cm" style:use-optimal-column-width="true"/>
    </style:style>
    <style:style style:name="co7" style:family="table-column">
      <style:table-column-properties fo:break-before="auto" style:column-width="6.21770833333333cm"/>
    </style:style>
    <style:style style:name="co8" style:family="table-column">
      <style:table-column-properties fo:break-before="auto" style:column-width="5.000625cm"/>
    </style:style>
    <style:style style:name="co9" style:family="table-column">
      <style:table-column-properties fo:break-before="auto" style:column-width="2.83104166666667cm"/>
    </style:style>
    <style:style style:name="co10" style:family="table-column">
      <style:table-column-properties fo:break-before="auto" style:column-width="10.556875cm"/>
    </style:style>
    <style:style style:name="co11" style:family="table-column">
      <style:table-column-properties fo:break-before="auto" style:column-width="6.40291666666667cm"/>
    </style:style>
    <style:style style:name="co12" style:family="table-column">
      <style:table-column-properties fo:break-before="auto" style:column-width="3.33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64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4" style:base-cell-address="IT1.I4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4" style:base-cell-address="IT1.I4"/>
    </style:style>
    <style:style style:name="ce66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4" style:base-cell-address="IT2.I4"/>
    </style:style>
    <style:style style:name="ce6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4" style:base-cell-address="IT2.I4"/>
    </style:style>
    <style:style style:name="ce68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4" style:base-cell-address="IT3.I4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4" style:base-cell-address="IT3.I4"/>
    </style:style>
    <style:style style:name="ce70" style:family="table-cell" style:parent-style-name="Default" style:data-style-name="N37">
      <style:table-cell-properties style:vertical-align="automatic" fo:wrap-option="wrap" fo:background-color="transparent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I4]))&gt;0)" style:apply-style-name="cf14" style:base-cell-address="IT4.I4"/>
    </style:style>
    <style:style style:name="ce7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I4]))&gt;0)" style:apply-style-name="cf14" style:base-cell-address="IT4.I4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verview" table:style-name="ta1">
        <table:shapes>
          <draw:frame draw:z-index="1" draw:id="id0" draw:style-name="a0" draw:name="Chart 1" svg:x="6.46693in" svg:y="0.39173in" svg:width="8.65807in" svg:height="6.00827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Chart 2" svg:x="1.50984in" svg:y="3.84921in" svg:width="4.39724in" svg:height="2.47323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" table:number-columns-repeated="7" table:default-cell-style-name="ce1"/>
        <table:table-column table:style-name="co2" table:number-columns-repeated="16377" table:default-cell-style-name="ce1"/>
        <table:table-row table:style-name="ro1">
          <table:table-cell/>
          <table:table-cell table:style-name="ce1"/>
          <table:table-cell table:style-name="ce2"/>
          <table:table-cell table:number-columns-repeated="3" table:style-name="ce3"/>
          <table:table-cell table:style-name="ce4"/>
          <table:table-cell table:number-columns-repeated="16377"/>
        </table:table-row>
        <table:table-row table:style-name="ro1">
          <table:table-cell/>
          <table:table-cell table:style-name="ce1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9">
            <text:p>Histoire 1</text:p>
          </table:table-cell>
          <table:table-cell office:value-type="float" office:value="30" table:style-name="ce10">
            <text:p>30</text:p>
          </table:table-cell>
          <table:table-cell office:value-type="float" office:value="4" table:formula="of:=[.C3] - $$IT1H1" table:style-name="ce11">
            <text:p>4</text:p>
          </table:table-cell>
          <table:table-cell office:value-type="float" office:value="4" table:formula="of:=[.D3]-COM.MICROSOFT.SINGLE($$IT2H1)" table:style-name="ce12">
            <text:p>4</text:p>
          </table:table-cell>
          <table:table-cell office:value-type="float" office:value="-36" table:formula="of:=[.E3]-COM.MICROSOFT.SINGLE($$IT3H1)" table:style-name="ce11">
            <text:p>-36</text:p>
          </table:table-cell>
          <table:table-cell office:value-type="float" office:value="-36" table:formula="of:=[.F3]-COM.MICROSOFT.SINGLE($$IT4H1)" table:style-name="ce13">
            <text:p>-3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2</text:p>
          </table:table-cell>
          <table:table-cell office:value-type="float" office:value="33" table:style-name="ce15">
            <text:p>33</text:p>
          </table:table-cell>
          <table:table-cell office:value-type="float" office:value="-7" table:formula="of:=[.C4]-$$IT1H2" table:style-name="ce16">
            <text:p>-7</text:p>
          </table:table-cell>
          <table:table-cell office:value-type="float" office:value="-7" table:formula="of:=[.D4]-COM.MICROSOFT.SINGLE($$IT2H2)" table:style-name="ce17">
            <text:p>-7</text:p>
          </table:table-cell>
          <table:table-cell office:value-type="float" office:value="-32" table:formula="of:=[.E4]-COM.MICROSOFT.SINGLE($$IT3H2)" table:style-name="ce16">
            <text:p>-32</text:p>
          </table:table-cell>
          <table:table-cell office:value-type="float" office:value="-32" table:formula="of:=[.F4]-COM.MICROSOFT.SINGLE($$IT4H2)" table:style-name="ce18">
            <text:p>-3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3</text:p>
          </table:table-cell>
          <table:table-cell office:value-type="float" office:value="15" table:style-name="ce15">
            <text:p>15</text:p>
          </table:table-cell>
          <table:table-cell office:value-type="float" office:value="15" table:formula="of:=[.C5]-COM.MICROSOFT.SINGLE($$IT1H3)" table:style-name="ce16">
            <text:p>15</text:p>
          </table:table-cell>
          <table:table-cell office:value-type="float" office:value="15" table:formula="of:=[.D5]-COM.MICROSOFT.SINGLE($$IT2H3)" table:style-name="ce17">
            <text:p>15</text:p>
          </table:table-cell>
          <table:table-cell office:value-type="float" office:value="-25" table:formula="of:=[.E5]-COM.MICROSOFT.SINGLE($$IT3H3)" table:style-name="ce16">
            <text:p>-25</text:p>
          </table:table-cell>
          <table:table-cell office:value-type="float" office:value="-25" table:formula="of:=[.F5]-COM.MICROSOFT.SINGLE($$IT4H3)" table:style-name="ce18">
            <text:p>-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4</text:p>
          </table:table-cell>
          <table:table-cell office:value-type="float" office:value="31" table:style-name="ce15">
            <text:p>31</text:p>
          </table:table-cell>
          <table:table-cell office:value-type="float" office:value="31" table:formula="of:=[.C6]-COM.MICROSOFT.SINGLE($$IT1H4)" table:style-name="ce16">
            <text:p>31</text:p>
          </table:table-cell>
          <table:table-cell office:value-type="float" office:value="31" table:formula="of:=[.D6]-COM.MICROSOFT.SINGLE($$IT2H4)" table:style-name="ce17">
            <text:p>31</text:p>
          </table:table-cell>
          <table:table-cell office:value-type="float" office:value="6" table:formula="of:=[.E6]-COM.MICROSOFT.SINGLE($$IT3H4)" table:style-name="ce16">
            <text:p>6</text:p>
          </table:table-cell>
          <table:table-cell office:value-type="float" office:value="-19" table:formula="of:=[.F6]-COM.MICROSOFT.SINGLE($$IT4H4)" table:style-name="ce18">
            <text:p>-19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5</text:p>
          </table:table-cell>
          <table:table-cell office:value-type="float" office:value="27" table:style-name="ce15">
            <text:p>27</text:p>
          </table:table-cell>
          <table:table-cell office:value-type="float" office:value="27" table:formula="of:=[.C7]-COM.MICROSOFT.SINGLE($$IT1H5)" table:style-name="ce16">
            <text:p>27</text:p>
          </table:table-cell>
          <table:table-cell office:value-type="float" office:value="27" table:formula="of:=[.D7]-COM.MICROSOFT.SINGLE($$IT2H5)" table:style-name="ce17">
            <text:p>27</text:p>
          </table:table-cell>
          <table:table-cell office:value-type="float" office:value="-13" table:formula="of:=[.E7]-COM.MICROSOFT.SINGLE($$IT3H5)" table:style-name="ce16">
            <text:p>-13</text:p>
          </table:table-cell>
          <table:table-cell office:value-type="float" office:value="-53" table:formula="of:=[.F7]-COM.MICROSOFT.SINGLE($$IT4H5)" table:style-name="ce18">
            <text:p>-5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6</text:p>
          </table:table-cell>
          <table:table-cell office:value-type="float" office:value="15" table:style-name="ce15">
            <text:p>15</text:p>
          </table:table-cell>
          <table:table-cell office:value-type="float" office:value="15" table:formula="of:=[.C8]-COM.MICROSOFT.SINGLE($$IT1H6)" table:style-name="ce16">
            <text:p>15</text:p>
          </table:table-cell>
          <table:table-cell office:value-type="float" office:value="15" table:formula="of:=[.D8]-COM.MICROSOFT.SINGLE($$IT2H6)" table:style-name="ce17">
            <text:p>15</text:p>
          </table:table-cell>
          <table:table-cell office:value-type="float" office:value="-10" table:formula="of:=[.E8]-COM.MICROSOFT.SINGLE($$IT3H6)" table:style-name="ce16">
            <text:p>-10</text:p>
          </table:table-cell>
          <table:table-cell office:value-type="float" office:value="-35" table:formula="of:=[.F8]-COM.MICROSOFT.SINGLE($$IT4H6)" table:style-name="ce18">
            <text:p>-3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7</text:p>
          </table:table-cell>
          <table:table-cell office:value-type="float" office:value="18" table:style-name="ce15">
            <text:p>18</text:p>
          </table:table-cell>
          <table:table-cell office:value-type="float" office:value="18" table:formula="of:=[.C9]-COM.MICROSOFT.SINGLE($$IT1H7)" table:style-name="ce16">
            <text:p>18</text:p>
          </table:table-cell>
          <table:table-cell office:value-type="float" office:value="-22" table:formula="of:=[.D9]-COM.MICROSOFT.SINGLE($$IT2H7)" table:style-name="ce17">
            <text:p>-22</text:p>
          </table:table-cell>
          <table:table-cell office:value-type="float" office:value="-62" table:formula="of:=[.E9]-COM.MICROSOFT.SINGLE($$IT3H7)" table:style-name="ce16">
            <text:p>-62</text:p>
          </table:table-cell>
          <table:table-cell office:value-type="float" office:value="-102" table:formula="of:=[.F9]-COM.MICROSOFT.SINGLE($$IT4H7)" table:style-name="ce18">
            <text:p>-10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8</text:p>
          </table:table-cell>
          <table:table-cell office:value-type="float" office:value="10" table:style-name="ce15">
            <text:p>10</text:p>
          </table:table-cell>
          <table:table-cell office:value-type="float" office:value="-12" table:formula="of:=[.C10]-COM.MICROSOFT.SINGLE($$IT1H8)" table:style-name="ce16">
            <text:p>-12</text:p>
          </table:table-cell>
          <table:table-cell office:value-type="float" office:value="-37" table:formula="of:=[.D10]-COM.MICROSOFT.SINGLE($$IT2H8)" table:style-name="ce17">
            <text:p>-37</text:p>
          </table:table-cell>
          <table:table-cell office:value-type="float" office:value="-62" table:formula="of:=[.E10]-COM.MICROSOFT.SINGLE($$IT3H8)" table:style-name="ce16">
            <text:p>-62</text:p>
          </table:table-cell>
          <table:table-cell office:value-type="float" office:value="-87" table:formula="of:=[.F10]-COM.MICROSOFT.SINGLE($$IT4H8)" table:style-name="ce18">
            <text:p>-87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9</text:p>
          </table:table-cell>
          <table:table-cell office:value-type="float" office:value="20" table:style-name="ce15">
            <text:p>20</text:p>
          </table:table-cell>
          <table:table-cell office:value-type="float" office:value="20" table:formula="of:=[.C11]-COM.MICROSOFT.SINGLE($$IT1H9)" table:style-name="ce16">
            <text:p>20</text:p>
          </table:table-cell>
          <table:table-cell office:value-type="float" office:value="-20" table:formula="of:=[.D11]-COM.MICROSOFT.SINGLE($$IT2H9)" table:style-name="ce17">
            <text:p>-20</text:p>
          </table:table-cell>
          <table:table-cell office:value-type="float" office:value="-60" table:formula="of:=[.E11]-COM.MICROSOFT.SINGLE($$IT3H9)" table:style-name="ce16">
            <text:p>-60</text:p>
          </table:table-cell>
          <table:table-cell office:value-type="float" office:value="-100" table:formula="of:=[.F11]-COM.MICROSOFT.SINGLE($$IT4H9)" table:style-name="ce18">
            <text:p>-1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0</text:p>
          </table:table-cell>
          <table:table-cell office:value-type="float" office:value="25" table:style-name="ce15">
            <text:p>25</text:p>
          </table:table-cell>
          <table:table-cell office:value-type="float" office:value="25" table:formula="of:=[.C12]-COM.MICROSOFT.SINGLE($$IT1H10)" table:style-name="ce16">
            <text:p>25</text:p>
          </table:table-cell>
          <table:table-cell office:value-type="float" office:value="0" table:formula="of:=[.D12]-COM.MICROSOFT.SINGLE($$IT2H10)" table:style-name="ce17">
            <text:p>0</text:p>
          </table:table-cell>
          <table:table-cell office:value-type="float" office:value="-25" table:formula="of:=[.E12]-COM.MICROSOFT.SINGLE($$IT3H10)" table:style-name="ce16">
            <text:p>-25</text:p>
          </table:table-cell>
          <table:table-cell office:value-type="float" office:value="-50" table:formula="of:=[.F12]-COM.MICROSOFT.SINGLE($$IT4H10)" table:style-name="ce18">
            <text:p>-5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1</text:p>
          </table:table-cell>
          <table:table-cell office:value-type="float" office:value="9" table:style-name="ce15">
            <text:p>9</text:p>
          </table:table-cell>
          <table:table-cell office:value-type="float" office:value="9" table:formula="of:=[.C13]-COM.MICROSOFT.SINGLE($$IT1H11)" table:style-name="ce16">
            <text:p>9</text:p>
          </table:table-cell>
          <table:table-cell office:value-type="float" office:value="-31" table:formula="of:=[.D13]-COM.MICROSOFT.SINGLE($$IT2H11)" table:style-name="ce17">
            <text:p>-31</text:p>
          </table:table-cell>
          <table:table-cell office:value-type="float" office:value="-71" table:formula="of:=[.E13]-COM.MICROSOFT.SINGLE($$IT3H11)" table:style-name="ce16">
            <text:p>-71</text:p>
          </table:table-cell>
          <table:table-cell office:value-type="float" office:value="-111" table:formula="of:=[.F13]-COM.MICROSOFT.SINGLE($$IT4H11)" table:style-name="ce18">
            <text:p>-111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4">
            <text:p>Histoire 12</text:p>
          </table:table-cell>
          <table:table-cell office:value-type="float" office:value="25" table:style-name="ce15">
            <text:p>25</text:p>
          </table:table-cell>
          <table:table-cell office:value-type="float" office:value="25" table:formula="of:=[.C14]-COM.MICROSOFT.SINGLE($$IT1H12)" table:style-name="ce16">
            <text:p>25</text:p>
          </table:table-cell>
          <table:table-cell office:value-type="float" office:value="0" table:formula="of:=[.D14]-COM.MICROSOFT.SINGLE($$IT2H12)" table:style-name="ce17">
            <text:p>0</text:p>
          </table:table-cell>
          <table:table-cell office:value-type="float" office:value="0" table:formula="of:=[.E14]-COM.MICROSOFT.SINGLE($$IT3H12)" table:style-name="ce16">
            <text:p>0</text:p>
          </table:table-cell>
          <table:table-cell office:value-type="float" office:value="-25" table:formula="of:=[.F14]-COM.MICROSOFT.SINGLE($$IT4H12)" table:style-name="ce18">
            <text:p>-25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9">
            <text:p>Histoire 13</text:p>
          </table:table-cell>
          <table:table-cell office:value-type="float" office:value="25" table:style-name="ce20">
            <text:p>25</text:p>
          </table:table-cell>
          <table:table-cell office:value-type="float" office:value="25" table:formula="of:=[.C15]-COM.MICROSOFT.SINGLE($$IT1H13)" table:style-name="ce21">
            <text:p>25</text:p>
          </table:table-cell>
          <table:table-cell office:value-type="float" office:value="-15" table:formula="of:=[.D15]-COM.MICROSOFT.SINGLE($$IT2H13)" table:style-name="ce22">
            <text:p>-15</text:p>
          </table:table-cell>
          <table:table-cell office:value-type="float" office:value="-15" table:formula="of:=[.E15]-COM.MICROSOFT.SINGLE($$IT3H13)" table:style-name="ce21">
            <text:p>-15</text:p>
          </table:table-cell>
          <table:table-cell office:value-type="float" office:value="-55" table:formula="of:=[.F15]-COM.MICROSOFT.SINGLE($$IT4H13)" table:style-name="ce23">
            <text:p>-55</text:p>
          </table:table-cell>
          <table:table-cell table:number-columns-repeated="16377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 table:number-columns-repeated="2"/>
          <table:table-cell office:value-type="string" table:style-name="ce5">
            <text:p>Estimation</text:p>
          </table:table-cell>
          <table:table-cell office:value-type="string" table:style-name="ce6">
            <text:p>Itération 1</text:p>
          </table:table-cell>
          <table:table-cell office:value-type="string" table:style-name="ce7">
            <text:p>Itération 2</text:p>
          </table:table-cell>
          <table:table-cell office:value-type="string" table:style-name="ce6">
            <text:p>Itération 3</text:p>
          </table:table-cell>
          <table:table-cell office:value-type="string" table:style-name="ce8">
            <text:p>Itération 4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float" office:value="283" table:formula="of:=SUM([.C3:.C15])" table:style-name="ce1">
            <text:p>283</text:p>
          </table:table-cell>
          <table:table-cell office:value-type="float" office:value="195" table:formula="of:=SUM([.D3:.D15])" table:style-name="ce1">
            <text:p>195</text:p>
          </table:table-cell>
          <table:table-cell office:value-type="float" office:value="-40" table:formula="of:=SUM([.E3:.E15])" table:style-name="ce1">
            <text:p>-40</text:p>
          </table:table-cell>
          <table:table-cell office:value-type="float" office:value="-405" table:formula="of:=SUM([.F3:.F15])" table:style-name="ce1">
            <text:p>-405</text:p>
          </table:table-cell>
          <table:table-cell office:value-type="float" office:value="-730" table:formula="of:=SUM([.G3:.G15])" table:style-name="ce1">
            <text:p>-730</text:p>
          </table:table-cell>
          <table:table-cell table:number-columns-repeated="16377"/>
        </table:table-row>
        <table:table-row table:number-rows-repeated="1048558" table:style-name="ro2">
          <table:table-cell table:number-columns-repeated="16384"/>
        </table:table-row>
      </table:table>
      <table:table table:name="IT1" table:style-name="ta2">
        <table:shapes>
          <draw:frame draw:z-index="1" draw:id="id2" draw:style-name="a2" draw:name="Chart 1" svg:x="18.12264in" svg:y="4.41962in" svg:width="8.26069in" svg:height="4.9970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5" table:default-cell-style-name="ce25"/>
        <table:table-column table:style-name="co6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2" table:style-name="ce24"/>
          <table:table-cell table:style-name="ce25"/>
          <table:table-cell table:number-columns-repeated="7" table:style-name="ce24"/>
          <table:table-cell office:value-type="string" table:number-columns-spanned="4" table:number-rows-spanned="1" table:style-name="ce47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7"/>
          <table:table-cell table:style-name="ce24"/>
          <table:table-cell office:value-type="string" table:number-columns-spanned="5" table:number-rows-spanned="1" table:style-name="ce48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7">
            <text:p>Histoire 1</text:p>
          </table:table-cell>
          <table:covered-table-cell/>
          <table:table-cell office:value-type="string" table:number-columns-spanned="2" table:number-rows-spanned="1" table:style-name="ce47">
            <text:p>Histoire 2</text:p>
          </table:table-cell>
          <table:covered-table-cell/>
          <table:table-cell office:value-type="string" table:number-columns-spanned="2" table:number-rows-spanned="1" table:style-name="ce47">
            <text:p>Histoire 8</text:p>
          </table:table-cell>
          <table:covered-table-cell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66"/>
        </table:table-row>
        <table:table-row table:style-name="ro4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string" table:number-columns-spanned="2" table:number-rows-spanned="1" table:style-name="ce47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30">
            <text:p>Interface de connexion</text:p>
          </table:table-cell>
          <table:table-cell office:value-type="string" table:style-name="ce31">
            <text:p>BENITEZ ALBERDI Diego</text:p>
          </table:table-cell>
          <table:table-cell office:value-type="string" table:style-name="ce31">
            <text:p>DEKEYSER Chloe</text:p>
          </table:table-cell>
          <table:table-cell office:value-type="float" office:value="13" table:style-name="ce32">
            <text:p>13</text:p>
          </table:table-cell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21-02-23T00:00:00" table:style-name="ce64">
            <text:p>23-02-2021</text:p>
          </table:table-cell>
          <table:table-cell office:value-type="float" office:value="0" table:style-name="ce65">
            <text:p>0</text:p>
          </table:table-cell>
          <table:table-cell office:value-type="float" office:value="30" table:formula="of:=[.$G$8] - ([.$G$8]/[.$J$18]*[.J4])" table:style-name="ce35">
            <text:p>30,00</text:p>
          </table:table-cell>
          <table:table-cell office:value-type="float" office:value="30" table:style-name="ce34">
            <text:p>30</text:p>
          </table:table-cell>
          <table:table-cell office:value-type="float" office:value="33" table:formula="of:=[.$G$18] - ([.$G$18]/[.$J$18]*[.J4])" table:style-name="ce35">
            <text:p>33,00</text:p>
          </table:table-cell>
          <table:table-cell office:value-type="float" office:value="33" table:style-name="ce24">
            <text:p>33</text:p>
          </table:table-cell>
          <table:table-cell office:value-type="float" office:value="10" table:formula="of:=[.$G$65] - ([.$G$65]/[.$J$18]*[.J4])" table:style-name="ce35">
            <text:p>10,00</text:p>
          </table:table-cell>
          <table:table-cell office:value-type="float" office:value="10" table:style-name="ce24">
            <text:p>10</text:p>
          </table:table-cell>
          <table:table-cell office:value-type="float" office:value="73" table:formula="of:=[.K4]+[.M4]+[.O4]" table:style-name="ce36">
            <text:p>73,00</text:p>
          </table:table-cell>
          <table:table-cell office:value-type="float" office:value="73" table:formula="of:=[.L4]+[.N4]+[.P4]" table:style-name="ce24">
            <text:p>73</text:p>
          </table:table-cell>
          <table:table-cell table:number-columns-repeated="16366"/>
        </table:table-row>
        <table:table-row table:style-name="ro5">
          <table:table-cell table:style-name="ce37"/>
          <table:table-cell table:style-name="ce24"/>
          <table:table-cell office:value-type="string" table:style-name="ce30">
            <text:p>Conditions d'utilisation</text:p>
          </table:table-cell>
          <table:table-cell office:value-type="string" table:style-name="ce31">
            <text:p>DESMET Aline</text:p>
          </table:table-cell>
          <table:table-cell office:value-type="string" table:style-name="ce31">
            <text:p>HODAIBI Yassine</text:p>
          </table:table-cell>
          <table:table-cell office:value-type="float" office:value="8" table:style-name="ce32">
            <text:p>8</text:p>
          </table:table-cell>
          <table:table-cell office:value-type="float" office:value="3" table:style-name="ce32">
            <text:p>3</text:p>
          </table:table-cell>
          <table:table-cell table:style-name="ce24"/>
          <table:table-cell office:value-type="date" office:date-value="2021-02-24T00:00:00" table:style-name="ce64">
            <text:p>24-02-2021</text:p>
          </table:table-cell>
          <table:table-cell office:value-type="float" office:value="1" table:style-name="ce65">
            <text:p>1</text:p>
          </table:table-cell>
          <table:table-cell office:value-type="float" office:value="27.857142857142858" table:formula="of:=[.$G$8] - ([.$G$8]/[.$J$18]*[.J5])" table:style-name="ce35">
            <text:p>27,86</text:p>
          </table:table-cell>
          <table:table-cell office:value-type="float" office:value="30" table:style-name="ce34">
            <text:p>30</text:p>
          </table:table-cell>
          <table:table-cell office:value-type="float" office:value="30.642857142857142" table:formula="of:=[.$G$18] - ([.$G$18]/[.$J$18]*[.J5])" table:style-name="ce35">
            <text:p>30,64</text:p>
          </table:table-cell>
          <table:table-cell office:value-type="float" office:value="30" table:style-name="ce24">
            <text:p>30</text:p>
          </table:table-cell>
          <table:table-cell office:value-type="float" office:value="9.2857142857142865" table:formula="of:=[.$G$65] - ([.$G$65]/[.$J$18]*[.J5])" table:style-name="ce35">
            <text:p>9,29</text:p>
          </table:table-cell>
          <table:table-cell office:value-type="float" office:value="10" table:style-name="ce24">
            <text:p>10</text:p>
          </table:table-cell>
          <table:table-cell office:value-type="float" office:value="67.785714285714292" table:formula="of:=[.K5]+[.M5]+[.O5]" table:style-name="ce36">
            <text:p>67,79</text:p>
          </table:table-cell>
          <table:table-cell office:value-type="float" office:value="70" table:formula="of:=[.L5]+[.N5]+[.P5]" table:style-name="ce24">
            <text:p>70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30">
            <text:p>Base de données utilisateurs</text:p>
          </table:table-cell>
          <table:table-cell office:value-type="string" table:style-name="ce31">
            <text:p>EL MIRI Hamza</text:p>
          </table:table-cell>
          <table:table-cell office:value-type="string" table:style-name="ce31">
            <text:p>DEBILDE Jean-Jacques</text:p>
          </table:table-cell>
          <table:table-cell office:value-type="float" office:value="4" table:style-name="ce32">
            <text:p>4</text:p>
          </table:table-cell>
          <table:table-cell office:value-type="float" office:value="15" table:style-name="ce32">
            <text:p>15</text:p>
          </table:table-cell>
          <table:table-cell table:style-name="ce24"/>
          <table:table-cell office:value-type="date" office:date-value="2021-02-25T00:00:00" table:style-name="ce64">
            <text:p>25-02-2021</text:p>
          </table:table-cell>
          <table:table-cell office:value-type="float" office:value="2" table:style-name="ce65">
            <text:p>2</text:p>
          </table:table-cell>
          <table:table-cell office:value-type="float" office:value="25.714285714285715" table:formula="of:=[.$G$8] - ([.$G$8]/[.$J$18]*[.J6])" table:style-name="ce35">
            <text:p>25,71</text:p>
          </table:table-cell>
          <table:table-cell office:value-type="float" office:value="30" table:style-name="ce34">
            <text:p>30</text:p>
          </table:table-cell>
          <table:table-cell office:value-type="float" office:value="28.285714285714285" table:formula="of:=[.$G$18] - ([.$G$18]/[.$J$18]*[.J6])" table:style-name="ce35">
            <text:p>28,29</text:p>
          </table:table-cell>
          <table:table-cell office:value-type="float" office:value="26" table:style-name="ce24">
            <text:p>26</text:p>
          </table:table-cell>
          <table:table-cell office:value-type="float" office:value="8.5714285714285712" table:formula="of:=[.$G$65] - ([.$G$65]/[.$J$18]*[.J6])" table:style-name="ce35">
            <text:p>8,57</text:p>
          </table:table-cell>
          <table:table-cell office:value-type="float" office:value="10" table:style-name="ce24">
            <text:p>10</text:p>
          </table:table-cell>
          <table:table-cell office:value-type="float" office:value="62.571428571428569" table:formula="of:=[.K6]+[.M6]+[.O6]" table:style-name="ce36">
            <text:p>62,57</text:p>
          </table:table-cell>
          <table:table-cell office:value-type="float" office:value="66" table:formula="of:=[.L6]+[.N6]+[.P6]" table:style-name="ce24">
            <text:p>66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30">
            <text:p>Validation de données de connexion</text:p>
          </table:table-cell>
          <table:table-cell office:value-type="string" table:style-name="ce31">
            <text:p>EL MIRI Hamza</text:p>
          </table:table-cell>
          <table:table-cell office:value-type="string" table:style-name="ce31">
            <text:p>DEBILDE Jean-Jacques</text:p>
          </table:table-cell>
          <table:table-cell office:value-type="float" office:value="1" table:style-name="ce32">
            <text:p>1</text:p>
          </table:table-cell>
          <table:table-cell office:value-type="float" office:value="2" table:style-name="ce32">
            <text:p>2</text:p>
          </table:table-cell>
          <table:table-cell table:style-name="ce24"/>
          <table:table-cell office:value-type="date" office:date-value="2021-02-26T00:00:00" table:style-name="ce64">
            <text:p>26-02-2021</text:p>
          </table:table-cell>
          <table:table-cell office:value-type="float" office:value="3" table:style-name="ce65">
            <text:p>3</text:p>
          </table:table-cell>
          <table:table-cell office:value-type="float" office:value="23.571428571428569" table:formula="of:=[.$G$8] - ([.$G$8]/[.$J$18]*[.J7])" table:style-name="ce35">
            <text:p>23,57</text:p>
          </table:table-cell>
          <table:table-cell office:value-type="float" office:value="25" table:style-name="ce34">
            <text:p>25</text:p>
          </table:table-cell>
          <table:table-cell office:value-type="float" office:value="25.928571428571431" table:formula="of:=[.$G$18] - ([.$G$18]/[.$J$18]*[.J7])" table:style-name="ce35">
            <text:p>25,93</text:p>
          </table:table-cell>
          <table:table-cell office:value-type="float" office:value="22" table:style-name="ce24">
            <text:p>22</text:p>
          </table:table-cell>
          <table:table-cell office:value-type="float" office:value="7.8571428571428577" table:formula="of:=[.$G$65] - ([.$G$65]/[.$J$18]*[.J7])" table:style-name="ce35">
            <text:p>7,86</text:p>
          </table:table-cell>
          <table:table-cell office:value-type="float" office:value="10" table:style-name="ce24">
            <text:p>10</text:p>
          </table:table-cell>
          <table:table-cell office:value-type="float" office:value="57.357142857142861" table:formula="of:=[.K7]+[.M7]+[.O7]" table:style-name="ce36">
            <text:p>57,36</text:p>
          </table:table-cell>
          <table:table-cell office:value-type="float" office:value="57" table:formula="of:=[.L7]+[.N7]+[.P7]" table:style-name="ce24">
            <text:p>57</text:p>
          </table:table-cell>
          <table:table-cell table:number-columns-repeated="16366"/>
        </table:table-row>
        <table:table-row table:style-name="ro6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26" table:formula="of:=SUM([.F4:.F7])" table:style-name="ce38">
            <text:p>26</text:p>
          </table:table-cell>
          <table:table-cell office:value-type="float" office:value="30" table:formula="of:=SUM([.G4:.G7])" table:style-name="ce38">
            <text:p>30</text:p>
          </table:table-cell>
          <table:table-cell table:style-name="ce24"/>
          <table:table-cell office:value-type="date" office:date-value="2021-02-27T00:00:00" table:style-name="ce64">
            <text:p>27-02-2021</text:p>
          </table:table-cell>
          <table:table-cell office:value-type="float" office:value="4" table:style-name="ce65">
            <text:p>4</text:p>
          </table:table-cell>
          <table:table-cell office:value-type="float" office:value="21.428571428571431" table:formula="of:=[.$G$8] - ([.$G$8]/[.$J$18]*[.J8])" table:style-name="ce35">
            <text:p>21,43</text:p>
          </table:table-cell>
          <table:table-cell office:value-type="float" office:value="23" table:style-name="ce34">
            <text:p>23</text:p>
          </table:table-cell>
          <table:table-cell office:value-type="float" office:value="23.571428571428569" table:formula="of:=[.$G$18] - ([.$G$18]/[.$J$18]*[.J8])" table:style-name="ce35">
            <text:p>23,57</text:p>
          </table:table-cell>
          <table:table-cell office:value-type="float" office:value="22" table:style-name="ce24">
            <text:p>22</text:p>
          </table:table-cell>
          <table:table-cell office:value-type="float" office:value="7.1428571428571423" table:formula="of:=[.$G$65] - ([.$G$65]/[.$J$18]*[.J8])" table:style-name="ce35">
            <text:p>7,14</text:p>
          </table:table-cell>
          <table:table-cell office:value-type="float" office:value="8" table:style-name="ce24">
            <text:p>8</text:p>
          </table:table-cell>
          <table:table-cell office:value-type="float" office:value="52.142857142857139" table:formula="of:=[.K8]+[.M8]+[.O8]" table:style-name="ce36">
            <text:p>52,14</text:p>
          </table:table-cell>
          <table:table-cell office:value-type="float" office:value="53" table:formula="of:=[.L8]+[.N8]+[.P8]" table:style-name="ce24">
            <text:p>53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table:style-name="ce25"/>
          <table:table-cell table:number-columns-repeated="5" table:style-name="ce24"/>
          <table:table-cell office:value-type="date" office:date-value="2021-02-28T00:00:00" table:style-name="ce64">
            <text:p>28-02-2021</text:p>
          </table:table-cell>
          <table:table-cell office:value-type="float" office:value="5" table:style-name="ce65">
            <text:p>5</text:p>
          </table:table-cell>
          <table:table-cell office:value-type="float" office:value="19.285714285714285" table:formula="of:=[.$G$8] - ([.$G$8]/[.$J$18]*[.J9])" table:style-name="ce35">
            <text:p>19,29</text:p>
          </table:table-cell>
          <table:table-cell office:value-type="float" office:value="10" table:style-name="ce34">
            <text:p>10</text:p>
          </table:table-cell>
          <table:table-cell office:value-type="float" office:value="21.214285714285715" table:formula="of:=[.$G$18] - ([.$G$18]/[.$J$18]*[.J9])" table:style-name="ce35">
            <text:p>21,21</text:p>
          </table:table-cell>
          <table:table-cell office:value-type="float" office:value="22" table:style-name="ce24">
            <text:p>22</text:p>
          </table:table-cell>
          <table:table-cell office:value-type="float" office:value="6.4285714285714288" table:formula="of:=[.$G$65] - ([.$G$65]/[.$J$18]*[.J9])" table:style-name="ce35">
            <text:p>6,43</text:p>
          </table:table-cell>
          <table:table-cell office:value-type="float" office:value="6" table:style-name="ce24">
            <text:p>6</text:p>
          </table:table-cell>
          <table:table-cell office:value-type="float" office:value="46.928571428571431" table:formula="of:=[.K9]+[.M9]+[.O9]" table:style-name="ce36">
            <text:p>46,93</text:p>
          </table:table-cell>
          <table:table-cell office:value-type="float" office:value="38" table:formula="of:=[.L9]+[.N9]+[.P9]" table:style-name="ce24">
            <text:p>38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table:style-name="ce25"/>
          <table:table-cell table:number-columns-repeated="5" table:style-name="ce24"/>
          <table:table-cell office:value-type="date" office:date-value="2021-03-01T00:00:00" table:style-name="ce64">
            <text:p>01-03-2021</text:p>
          </table:table-cell>
          <table:table-cell office:value-type="float" office:value="6" table:style-name="ce65">
            <text:p>6</text:p>
          </table:table-cell>
          <table:table-cell office:value-type="float" office:value="17.142857142857142" table:formula="of:=[.$G$8] - ([.$G$8]/[.$J$18]*[.J10])" table:style-name="ce35">
            <text:p>17,14</text:p>
          </table:table-cell>
          <table:table-cell office:value-type="float" office:value="20" table:style-name="ce34">
            <text:p>20</text:p>
          </table:table-cell>
          <table:table-cell office:value-type="float" office:value="18.857142857142858" table:formula="of:=[.$G$18] - ([.$G$18]/[.$J$18]*[.J10])" table:style-name="ce35">
            <text:p>18,86</text:p>
          </table:table-cell>
          <table:table-cell office:value-type="float" office:value="18" table:style-name="ce24">
            <text:p>18</text:p>
          </table:table-cell>
          <table:table-cell office:value-type="float" office:value="5.7142857142857144" table:formula="of:=[.$G$65] - ([.$G$65]/[.$J$18]*[.J10])" table:style-name="ce35">
            <text:p>5,71</text:p>
          </table:table-cell>
          <table:table-cell office:value-type="float" office:value="10" table:style-name="ce24">
            <text:p>10</text:p>
          </table:table-cell>
          <table:table-cell office:value-type="float" office:value="41.714285714285715" table:formula="of:=[.K10]+[.M10]+[.O10]" table:style-name="ce36">
            <text:p>41,71</text:p>
          </table:table-cell>
          <table:table-cell office:value-type="float" office:value="48" table:formula="of:=[.L10]+[.N10]+[.P10]" table:style-name="ce24">
            <text:p>48</text:p>
          </table:table-cell>
          <table:table-cell table:number-columns-repeated="16366"/>
        </table:table-row>
        <table:table-row table:style-name="ro4">
          <table:table-cell table:style-name="ce37"/>
          <table:table-cell table:style-name="ce24"/>
          <table:table-cell office:value-type="string" table:number-columns-spanned="5" table:number-rows-spanned="1" table:style-name="ce51">
            <text:p>HISTOIRE 2</text:p>
          </table:table-cell>
          <table:covered-table-cell table:number-columns-repeated="4"/>
          <table:table-cell table:style-name="ce24"/>
          <table:table-cell office:value-type="date" office:date-value="2021-03-02T00:00:00" table:style-name="ce64">
            <text:p>02-03-2021</text:p>
          </table:table-cell>
          <table:table-cell office:value-type="float" office:value="7" table:style-name="ce65">
            <text:p>7</text:p>
          </table:table-cell>
          <table:table-cell office:value-type="float" office:value="15" table:formula="of:=[.$G$8] - ([.$G$8]/[.$J$18]*[.J11])" table:style-name="ce35">
            <text:p>15,00</text:p>
          </table:table-cell>
          <table:table-cell office:value-type="float" office:value="20" table:style-name="ce34">
            <text:p>20</text:p>
          </table:table-cell>
          <table:table-cell office:value-type="float" office:value="16.5" table:formula="of:=[.$G$18] - ([.$G$18]/[.$J$18]*[.J11])" table:style-name="ce35">
            <text:p>16,50</text:p>
          </table:table-cell>
          <table:table-cell office:value-type="float" office:value="14" table:style-name="ce24">
            <text:p>14</text:p>
          </table:table-cell>
          <table:table-cell office:value-type="float" office:value="5" table:formula="of:=[.$G$65] - ([.$G$65]/[.$J$18]*[.J11])" table:style-name="ce35">
            <text:p>5,00</text:p>
          </table:table-cell>
          <table:table-cell office:value-type="float" office:value="12" table:style-name="ce24">
            <text:p>12</text:p>
          </table:table-cell>
          <table:table-cell office:value-type="float" office:value="36.5" table:formula="of:=[.K11]+[.M11]+[.O11]" table:style-name="ce36">
            <text:p>36,50</text:p>
          </table:table-cell>
          <table:table-cell office:value-type="float" office:value="46" table:formula="of:=[.L11]+[.N11]+[.P11]" table:style-name="ce24">
            <text:p>46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date" office:date-value="2021-03-03T00:00:00" table:style-name="ce64">
            <text:p>03-03-2021</text:p>
          </table:table-cell>
          <table:table-cell office:value-type="float" office:value="8" table:style-name="ce65">
            <text:p>8</text:p>
          </table:table-cell>
          <table:table-cell office:value-type="float" office:value="12.857142857142858" table:formula="of:=[.$G$8] - ([.$G$8]/[.$J$18]*[.J12])" table:style-name="ce35">
            <text:p>12,86</text:p>
          </table:table-cell>
          <table:table-cell office:value-type="float" office:value="20" table:style-name="ce34">
            <text:p>20</text:p>
          </table:table-cell>
          <table:table-cell office:value-type="float" office:value="14.142857142857142" table:formula="of:=[.$G$18] - ([.$G$18]/[.$J$18]*[.J12])" table:style-name="ce35">
            <text:p>14,14</text:p>
          </table:table-cell>
          <table:table-cell office:value-type="float" office:value="11" table:style-name="ce24">
            <text:p>11</text:p>
          </table:table-cell>
          <table:table-cell office:value-type="float" office:value="4.2857142857142856" table:formula="of:=[.$G$65] - ([.$G$65]/[.$J$18]*[.J12])" table:style-name="ce35">
            <text:p>4,29</text:p>
          </table:table-cell>
          <table:table-cell office:value-type="float" office:value="8" table:style-name="ce24">
            <text:p>8</text:p>
          </table:table-cell>
          <table:table-cell office:value-type="float" office:value="31.285714285714285" table:formula="of:=[.K12]+[.M12]+[.O12]" table:style-name="ce36">
            <text:p>31,29</text:p>
          </table:table-cell>
          <table:table-cell office:value-type="float" office:value="39" table:formula="of:=[.L12]+[.N12]+[.P12]" table:style-name="ce24">
            <text:p>39</text:p>
          </table:table-cell>
          <table:table-cell table:number-columns-repeated="16366"/>
        </table:table-row>
        <table:table-row table:style-name="ro5">
          <table:table-cell table:number-columns-repeated="2" table:style-name="ce24"/>
          <table:table-cell office:value-type="string" table:style-name="ce30">
            <text:p>Création de projets</text:p>
          </table:table-cell>
          <table:table-cell office:value-type="string" table:style-name="ce31">
            <text:p>DE SANTOS Luca</text:p>
          </table:table-cell>
          <table:table-cell office:value-type="string" table:style-name="ce39">
            <text:p>LUCI Horatiu, GJINI Johan</text:p>
          </table:table-cell>
          <table:table-cell office:value-type="float" office:value="20" table:style-name="ce40">
            <text:p>20</text:p>
          </table:table-cell>
          <table:table-cell office:value-type="float" office:value="12" table:style-name="ce40">
            <text:p>12</text:p>
          </table:table-cell>
          <table:table-cell table:style-name="ce24"/>
          <table:table-cell office:value-type="date" office:date-value="2021-03-04T00:00:00" table:style-name="ce64">
            <text:p>04-03-2021</text:p>
          </table:table-cell>
          <table:table-cell office:value-type="float" office:value="9" table:style-name="ce65">
            <text:p>9</text:p>
          </table:table-cell>
          <table:table-cell office:value-type="float" office:value="10.714285714285715" table:formula="of:=[.$G$8] - ([.$G$8]/[.$J$18]*[.J13])" table:style-name="ce35">
            <text:p>10,71</text:p>
          </table:table-cell>
          <table:table-cell office:value-type="float" office:value="19" table:style-name="ce34">
            <text:p>19</text:p>
          </table:table-cell>
          <table:table-cell office:value-type="float" office:value="11.785714285714285" table:formula="of:=[.$G$18] - ([.$G$18]/[.$J$18]*[.J13])" table:style-name="ce35">
            <text:p>11,79</text:p>
          </table:table-cell>
          <table:table-cell office:value-type="float" office:value="8" table:style-name="ce24">
            <text:p>8</text:p>
          </table:table-cell>
          <table:table-cell office:value-type="float" office:value="3.5714285714285712" table:formula="of:=[.$G$65] - ([.$G$65]/[.$J$18]*[.J13])" table:style-name="ce35">
            <text:p>3,57</text:p>
          </table:table-cell>
          <table:table-cell office:value-type="float" office:value="8" table:style-name="ce24">
            <text:p>8</text:p>
          </table:table-cell>
          <table:table-cell office:value-type="float" office:value="26.071428571428569" table:formula="of:=[.K13]+[.M13]+[.O13]" table:style-name="ce36">
            <text:p>26,07</text:p>
          </table:table-cell>
          <table:table-cell office:value-type="float" office:value="35" table:formula="of:=[.L13]+[.N13]+[.P13]" table:style-name="ce24">
            <text:p>35</text:p>
          </table:table-cell>
          <table:table-cell table:number-columns-repeated="16366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style-name="ce30">
            <text:p>Création de sous-projets</text:p>
          </table:table-cell>
          <table:table-cell office:value-type="string" table:style-name="ce31">
            <text:p>DE SANTOS Luca</text:p>
          </table:table-cell>
          <table:table-cell office:value-type="string" table:style-name="ce39">
            <text:p>LUCI Horatiu, GJINI Johan</text:p>
          </table:table-cell>
          <table:table-cell office:value-type="float" office:value="4" table:style-name="ce40">
            <text:p>4</text:p>
          </table:table-cell>
          <table:table-cell office:value-type="float" office:value="2" table:style-name="ce40">
            <text:p>2</text:p>
          </table:table-cell>
          <table:table-cell table:style-name="ce24"/>
          <table:table-cell office:value-type="date" office:date-value="2021-03-05T00:00:00" table:style-name="ce64">
            <text:p>05-03-2021</text:p>
          </table:table-cell>
          <table:table-cell office:value-type="float" office:value="10" table:style-name="ce65">
            <text:p>10</text:p>
          </table:table-cell>
          <table:table-cell office:value-type="float" office:value="8.571428571428573" table:formula="of:=[.$G$8] - ([.$G$8]/[.$J$18]*[.J14])" table:style-name="ce35">
            <text:p>8,57</text:p>
          </table:table-cell>
          <table:table-cell office:value-type="float" office:value="15" table:style-name="ce34">
            <text:p>15</text:p>
          </table:table-cell>
          <table:table-cell office:value-type="float" office:value="9.428571428571427" table:formula="of:=[.$G$18] - ([.$G$18]/[.$J$18]*[.J14])" table:style-name="ce35">
            <text:p>9,43</text:p>
          </table:table-cell>
          <table:table-cell office:value-type="float" office:value="8" table:style-name="ce24">
            <text:p>8</text:p>
          </table:table-cell>
          <table:table-cell office:value-type="float" office:value="2.8571428571428568" table:formula="of:=[.$G$65] - ([.$G$65]/[.$J$18]*[.J14])" table:style-name="ce35">
            <text:p>2,86</text:p>
          </table:table-cell>
          <table:table-cell office:value-type="float" office:value="7" table:style-name="ce24">
            <text:p>7</text:p>
          </table:table-cell>
          <table:table-cell office:value-type="float" office:value="20.857142857142858" table:formula="of:=[.K14]+[.M14]+[.O14]" table:style-name="ce36">
            <text:p>20,86</text:p>
          </table:table-cell>
          <table:table-cell office:value-type="float" office:value="30" table:formula="of:=[.L14]+[.N14]+[.P14]" table:style-name="ce24">
            <text:p>30</text:p>
          </table:table-cell>
          <table:table-cell table:number-columns-repeated="16366"/>
        </table:table-row>
        <table:table-row table:style-name="ro7">
          <table:table-cell table:number-columns-repeated="2" table:style-name="ce24"/>
          <table:table-cell office:value-type="string" table:style-name="ce30">
            <text:p>Ajout de tâches aux projets</text:p>
          </table:table-cell>
          <table:table-cell office:value-type="string" table:style-name="ce31">
            <text:p>DE SANTOS Luca</text:p>
          </table:table-cell>
          <table:table-cell office:value-type="string" table:style-name="ce39">
            <text:p>LUCI Horatiu, GJINI Johan</text:p>
          </table:table-cell>
          <table:table-cell office:value-type="float" office:value="3" table:style-name="ce40">
            <text:p>3</text:p>
          </table:table-cell>
          <table:table-cell office:value-type="float" office:value="7" table:style-name="ce40">
            <text:p>7</text:p>
          </table:table-cell>
          <table:table-cell table:style-name="ce24"/>
          <table:table-cell office:value-type="date" office:date-value="2021-03-06T00:00:00" table:style-name="ce64">
            <text:p>06-03-2021</text:p>
          </table:table-cell>
          <table:table-cell office:value-type="float" office:value="11" table:style-name="ce65">
            <text:p>11</text:p>
          </table:table-cell>
          <table:table-cell office:value-type="float" office:value="6.4285714285714306" table:formula="of:=[.$G$8] - ([.$G$8]/[.$J$18]*[.J15])" table:style-name="ce35">
            <text:p>6,43</text:p>
          </table:table-cell>
          <table:table-cell office:value-type="float" office:value="11" table:style-name="ce34">
            <text:p>11</text:p>
          </table:table-cell>
          <table:table-cell office:value-type="float" office:value="7.0714285714285694" table:formula="of:=[.$G$18] - ([.$G$18]/[.$J$18]*[.J15])" table:style-name="ce35">
            <text:p>7,07</text:p>
          </table:table-cell>
          <table:table-cell office:value-type="float" office:value="6" table:style-name="ce24">
            <text:p>6</text:p>
          </table:table-cell>
          <table:table-cell office:value-type="float" office:value="2.1428571428571423" table:formula="of:=[.$G$65] - ([.$G$65]/[.$J$18]*[.J15])" table:style-name="ce35">
            <text:p>2,14</text:p>
          </table:table-cell>
          <table:table-cell office:value-type="float" office:value="6" table:style-name="ce24">
            <text:p>6</text:p>
          </table:table-cell>
          <table:table-cell office:value-type="float" office:value="15.642857142857142" table:formula="of:=[.K15]+[.M15]+[.O15]" table:style-name="ce36">
            <text:p>15,64</text:p>
          </table:table-cell>
          <table:table-cell office:value-type="float" office:value="23" table:formula="of:=[.L15]+[.N15]+[.P15]" table:style-name="ce24">
            <text:p>23</text:p>
          </table:table-cell>
          <table:table-cell table:number-columns-repeated="16366"/>
        </table:table-row>
        <table:table-row table:style-name="ro7">
          <table:table-cell table:number-columns-repeated="2" table:style-name="ce24"/>
          <table:table-cell office:value-type="string" table:style-name="ce30">
            <text:p>Mode édition</text:p>
          </table:table-cell>
          <table:table-cell office:value-type="string" table:style-name="ce31">
            <text:p>BENITEZ ALBERDI DIEGO</text:p>
          </table:table-cell>
          <table:table-cell office:value-type="string" table:style-name="ce39">
            <text:p>DEKEYSER Chloe</text:p>
          </table:table-cell>
          <table:table-cell office:value-type="float" office:value="10" table:style-name="ce40">
            <text:p>10</text:p>
          </table:table-cell>
          <table:table-cell office:value-type="float" office:value="10" table:style-name="ce40">
            <text:p>10</text:p>
          </table:table-cell>
          <table:table-cell table:style-name="ce24"/>
          <table:table-cell office:value-type="date" office:date-value="2021-03-07T00:00:00" table:style-name="ce64">
            <text:p>07-03-2021</text:p>
          </table:table-cell>
          <table:table-cell office:value-type="float" office:value="12" table:style-name="ce65">
            <text:p>12</text:p>
          </table:table-cell>
          <table:table-cell office:value-type="float" office:value="4.2857142857142847" table:formula="of:=[.$G$8] - ([.$G$8]/[.$J$18]*[.J16])" table:style-name="ce35">
            <text:p>4,29</text:p>
          </table:table-cell>
          <table:table-cell office:value-type="float" office:value="8" table:style-name="ce34">
            <text:p>8</text:p>
          </table:table-cell>
          <table:table-cell office:value-type="float" office:value="4.7142857142857153" table:formula="of:=[.$G$18] - ([.$G$18]/[.$J$18]*[.J16])" table:style-name="ce35">
            <text:p>4,71</text:p>
          </table:table-cell>
          <table:table-cell office:value-type="float" office:value="4" table:style-name="ce24">
            <text:p>4</text:p>
          </table:table-cell>
          <table:table-cell office:value-type="float" office:value="1.4285714285714288" table:formula="of:=[.$G$65] - ([.$G$65]/[.$J$18]*[.J16])" table:style-name="ce35">
            <text:p>1,43</text:p>
          </table:table-cell>
          <table:table-cell office:value-type="float" office:value="6" table:style-name="ce24">
            <text:p>6</text:p>
          </table:table-cell>
          <table:table-cell office:value-type="float" office:value="10.428571428571429" table:formula="of:=[.K16]+[.M16]+[.O16]" table:style-name="ce36">
            <text:p>10,43</text:p>
          </table:table-cell>
          <table:table-cell office:value-type="float" office:value="18" table:formula="of:=[.L16]+[.N16]+[.P16]" table:style-name="ce24">
            <text:p>18</text:p>
          </table:table-cell>
          <table:table-cell table:number-columns-repeated="16366"/>
        </table:table-row>
        <table:table-row table:style-name="ro7">
          <table:table-cell table:number-columns-repeated="2" table:style-name="ce24"/>
          <table:table-cell office:value-type="string" table:style-name="ce30">
            <text:p>Suppression de projet</text:p>
          </table:table-cell>
          <table:table-cell office:value-type="string" table:style-name="ce31">
            <text:p>DE SANTOS Luca</text:p>
          </table:table-cell>
          <table:table-cell office:value-type="string" table:style-name="ce39">
            <text:p>LUCI Horatiu, GJINI Johan</text:p>
          </table:table-cell>
          <table:table-cell office:value-type="float" office:value="3" table:style-name="ce40">
            <text:p>3</text:p>
          </table:table-cell>
          <table:table-cell office:value-type="float" office:value="2" table:style-name="ce40">
            <text:p>2</text:p>
          </table:table-cell>
          <table:table-cell table:style-name="ce24"/>
          <table:table-cell office:value-type="date" office:date-value="2021-03-08T00:00:00" table:style-name="ce64">
            <text:p>08-03-2021</text:p>
          </table:table-cell>
          <table:table-cell office:value-type="float" office:value="13" table:style-name="ce65">
            <text:p>13</text:p>
          </table:table-cell>
          <table:table-cell office:value-type="float" office:value="2.1428571428571423" table:formula="of:=[.$G$8] - ([.$G$8]/[.$J$18]*[.J17])" table:style-name="ce35">
            <text:p>2,14</text:p>
          </table:table-cell>
          <table:table-cell office:value-type="float" office:value="7" table:style-name="ce34">
            <text:p>7</text:p>
          </table:table-cell>
          <table:table-cell office:value-type="float" office:value="2.3571428571428577" table:formula="of:=[.$G$18] - ([.$G$18]/[.$J$18]*[.J17])" table:style-name="ce35">
            <text:p>2,36</text:p>
          </table:table-cell>
          <table:table-cell office:value-type="float" office:value="2" table:style-name="ce24">
            <text:p>2</text:p>
          </table:table-cell>
          <table:table-cell office:value-type="float" office:value="0.71428571428571352" table:formula="of:=[.$G$65] - ([.$G$65]/[.$J$18]*[.J17])" table:style-name="ce35">
            <text:p>0,71</text:p>
          </table:table-cell>
          <table:table-cell office:value-type="float" office:value="4" table:style-name="ce24">
            <text:p>4</text:p>
          </table:table-cell>
          <table:table-cell office:value-type="float" office:value="5.2142857142857135" table:formula="of:=[.K17]+[.M17]+[.O17]" table:style-name="ce36">
            <text:p>5,21</text:p>
          </table:table-cell>
          <table:table-cell office:value-type="float" office:value="13" table:formula="of:=[.L17]+[.N17]+[.P17]" table:style-name="ce24">
            <text:p>13</text:p>
          </table:table-cell>
          <table:table-cell table:number-columns-repeated="16366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40" table:formula="of:=SUM([.F13:.F17])" table:style-name="ce41">
            <text:p>40</text:p>
          </table:table-cell>
          <table:table-cell office:value-type="float" office:value="33" table:formula="of:=SUM([.G13:.G17])" table:style-name="ce41">
            <text:p>33</text:p>
          </table:table-cell>
          <table:table-cell table:style-name="ce24"/>
          <table:table-cell office:value-type="date" office:date-value="2021-03-09T00:00:00" table:style-name="ce64">
            <text:p>09-03-2021</text:p>
          </table:table-cell>
          <table:table-cell office:value-type="float" office:value="14" table:style-name="ce65">
            <text:p>14</text:p>
          </table:table-cell>
          <table:table-cell office:value-type="float" office:value="0" table:formula="of:=[.$G$8] - ([.$G$8]/[.$J$18]*[.J18])" table:style-name="ce35">
            <text:p>0,00</text:p>
          </table:table-cell>
          <table:table-cell office:value-type="float" office:value="0" table:style-name="ce34">
            <text:p>0</text:p>
          </table:table-cell>
          <table:table-cell office:value-type="float" office:value="0" table:formula="of:=[.$G$18] - ([.$G$18]/[.$J$18]*[.J18])" table:style-name="ce35">
            <text:p>0,0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$G$65] - ([.$G$65]/[.$J$18]*[.J18])" table:style-name="ce35">
            <text:p>0,00</text:p>
          </table:table-cell>
          <table:table-cell office:value-type="float" office:value="2" table:style-name="ce24">
            <text:p>2</text:p>
          </table:table-cell>
          <table:table-cell office:value-type="float" office:value="0" table:formula="of:=[.K18]+[.M18]+[.O18]" table:style-name="ce36">
            <text:p>0,00</text:p>
          </table:table-cell>
          <table:table-cell office:value-type="float" office:value="2" table:formula="of:=[.L18]+[.N18]+[.P18]" table:style-name="ce24">
            <text:p>2</text:p>
          </table:table-cell>
          <table:table-cell table:number-columns-repeated="16366"/>
        </table:table-row>
        <table:table-row table:number-rows-repeated="2" table:style-name="ro8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5" table:number-rows-spanned="1" table:style-name="ce48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Date début/fin des tâche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Séléction de dates via interface calendrier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3" table:style-name="ce32">
            <text:p>3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3"/>
          <table:table-cell table:style-name="ce24"/>
          <table:table-cell office:value-type="string" table:style-name="ce30">
            <text:p>Date début/fin des projet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5" table:style-name="ce44"/>
          <table:table-cell table:style-name="ce43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3"/>
          <table:table-cell table:style-name="ce24"/>
          <table:table-cell office:value-type="string" table:style-name="ce30">
            <text:p>Priorité des tâches en fonction du temp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5" table:style-name="ce43"/>
          <table:table-cell table:style-name="ce45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4"/>
          <table:table-cell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23:.F26])" table:style-name="ce38">
            <text:p>0</text:p>
          </table:table-cell>
          <table:table-cell office:value-type="float" office:value="15" table:formula="of:=SUM([.G23:.G26])" table:style-name="ce38">
            <text:p>15</text:p>
          </table:table-cell>
          <table:table-cell table:number-columns-repeated="6" table:style-name="ce45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4"/>
          <table:table-cell table:style-name="ce24"/>
          <table:table-cell table:style-name="ce25"/>
          <table:table-cell table:number-columns-repeated="4" table:style-name="ce42"/>
          <table:table-cell table:number-columns-repeated="5" table:style-name="ce46"/>
          <table:table-cell table:style-name="ce45"/>
          <table:table-cell table:number-columns-repeated="1010" table:style-name="ce24"/>
          <table:table-cell table:number-columns-repeated="15361"/>
        </table:table-row>
        <table:table-row table:style-name="ro7">
          <table:table-cell table:style-name="ce45"/>
          <table:table-cell table:style-name="ce24"/>
          <table:table-cell office:value-type="string" table:number-columns-spanned="5" table:number-rows-spanned="1" table:style-name="ce51">
            <text:p>HISTOIRE 4</text:p>
          </table:table-cell>
          <table:covered-table-cell table:number-columns-repeated="4"/>
          <table:table-cell table:number-columns-repeated="6" table:style-name="ce45"/>
          <table:table-cell table:number-columns-repeated="1010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Création de calendrier (graphiquement)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0" table:style-name="ce40">
            <text:p>2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Associer des couleurs aux projets via le calendrier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4" table:style-name="ce40">
            <text:p>4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0">
            <text:p>Relier les tâches aux projets par leur nom et couleur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" table:style-name="ce4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Afficher la date de début et fin d'une tâche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31:.F34])" table:style-name="ce41">
            <text:p>0</text:p>
          </table:table-cell>
          <table:table-cell office:value-type="float" office:value="31" table:formula="of:=SUM([.G31:.G34])" table:style-name="ce41">
            <text:p>3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1" table:number-rows-spanned="3" table:style-name="ce54">
            <text:p>Suivi de l'évolution d'un projet: ajout / supression de fichiers / commit/ revert / merge / diff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number-columns-spanned="1" table:number-rows-spanned="3" table:style-name="ce55">
            <text:p>0</text:p>
          </table:table-cell>
          <table:table-cell office:value-type="float" office:value="12" table:number-columns-spanned="1" table:number-rows-spanned="3" table:style-name="ce55">
            <text:p>12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2"/>
          <table:covered-table-cell/>
          <table:covered-table-cell/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24"/>
          <table:covered-table-cell/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Menu pour la gestion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5" table:style-name="ce32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39:.F42])" table:style-name="ce38">
            <text:p>0</text:p>
          </table:table-cell>
          <table:table-cell office:value-type="float" office:value="27" table:formula="of:=SUM([.G39:.G42])" table:style-name="ce38">
            <text:p>27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Ajout de collaborateurs à un projet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7" table:style-name="ce40">
            <text:p>7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Collaborateurs peuvent modifier/supprimer le projet don’t ils font partie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Tâches et sous-projets sont partagées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1" table:style-name="ce40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ossibilité d'assigner des tâches aux collaboraateurs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4" table:style-name="ce40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Tâches assignées doivent être visibles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" table:style-name="ce4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47:.F51])" table:style-name="ce41">
            <text:p>0</text:p>
          </table:table-cell>
          <table:table-cell office:value-type="float" office:value="15" table:formula="of:=SUM([.G47:.G51])" table:style-name="ce41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3" table:number-rows-spanned="1" table:style-name="ce56"/>
          <table:covered-table-cell table:number-columns-repeated="2"/>
          <table:table-cell table:number-columns-repeated="2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0">
            <text:p>Exporter un fichier compressé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Importer un projet ayant été exporté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9" table:style-name="ce32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56:.F57])" table:style-name="ce38">
            <text:p>0</text:p>
          </table:table-cell>
          <table:table-cell office:value-type="float" office:value="18" table:formula="of:=SUM([.G56:.G57])" table:style-name="ce38">
            <text:p>18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0">
            <text:p>Visualisation des statistiques pour l'utilisateur + Interface</text:p>
          </table:table-cell>
          <table:table-cell office:value-type="string" table:style-name="ce31">
            <text:p>DESMET Aline</text:p>
          </table:table-cell>
          <table:table-cell office:value-type="string" table:style-name="ce39">
            <text:p>HODAIBI Yassine</text:p>
          </table:table-cell>
          <table:table-cell office:value-type="float" office:value="20" table:style-name="ce40">
            <text:p>20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Visualiser les métriques pour un projet ou l'ensemble</text:p>
          </table:table-cell>
          <table:table-cell office:value-type="string" table:style-name="ce31">
            <text:p>DESMET Aline</text:p>
          </table:table-cell>
          <table:table-cell office:value-type="string" table:style-name="ce39">
            <text:p>HODAIBI Yassine</text:p>
          </table:table-cell>
          <table:table-cell office:value-type="float" office:value="2" table:style-name="ce40">
            <text:p>2</text:p>
          </table:table-cell>
          <table:table-cell office:value-type="float" office:value="3" table:style-name="ce4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Exporter les statistiques</text:p>
          </table:table-cell>
          <table:table-cell office:value-type="string" table:style-name="ce31">
            <text:p>DESMET Aline</text:p>
          </table:table-cell>
          <table:table-cell office:value-type="string" table:style-name="ce39">
            <text:p>HODAIBI Yassine</text:p>
          </table:table-cell>
          <table:table-cell office:value-type="float" office:value="0" table:style-name="ce40">
            <text:p>0</text:p>
          </table:table-cell>
          <table:table-cell office:value-type="float" office:value="2" table:style-name="ce4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2" table:formula="of:=SUM([.F62:.F64])" table:style-name="ce41">
            <text:p>22</text:p>
          </table:table-cell>
          <table:table-cell office:value-type="float" office:value="10" table:formula="of:=SUM([.G62:.G64])" table:style-name="ce41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48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Chaque utilisateur dispose d'une quantité d'espace disque définie par l'administrateur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L'espace peut être étendu grâce à l'aide de services de stockage cloud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0">
            <text:p>Possibilité d'exporter ses projets vers le service web désiré ainsi qu'importer des fichiers de celui-ci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L'exportation/importation peut s'effectuée jusqu'à plusieurs fichiers à la fois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signaler si un fichier déjà présent dans le système est en train d'être téléchargé par l'utilisateur.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" table:style-name="ce32">
            <text:p>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69:.F73])" table:style-name="ce38">
            <text:p>0</text:p>
          </table:table-cell>
          <table:table-cell office:value-type="float" office:value="20" table:formula="of:=SUM([.G69:.G73])" table:style-name="ce38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spanned="5" table:number-rows-spanned="1" table:style-name="ce56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0">
            <text:p>Intégration d'un système de rappels pour les projets et les tâches avec une date d'échéance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0" table:style-name="ce40">
            <text:p>2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résenter les rappels à l'utilisateur lors du démarrage de l'application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2" table:style-name="ce40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ossibilité de valider les rappels ou de les reporter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3" table:style-name="ce40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78:.F80])" table:style-name="ce41">
            <text:p>0</text:p>
          </table:table-cell>
          <table:table-cell office:value-type="float" office:value="25" table:formula="of:=SUM([.G78:.G80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4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0">
            <text:p>Accès à une section d'aide 'informations et explications sur les fonctionnalités du programme)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4" table:style-name="ce32">
            <text:p>4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Intégration d'un tutoriel qui pourrait être démarré à partir de la section 'informations'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85:.F86])" table:style-name="ce38">
            <text:p>0</text:p>
          </table:table-cell>
          <table:table-cell office:value-type="float" office:value="9" table:formula="of:=SUM([.G85:.G86])" table:style-name="ce38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1020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Les données sauvegardées ne doivent pas être accesibles par des personnes tierces(confidentialité)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10" table:style-name="ce4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Protection par mot de passe pour les fichiers ou les exportation de projet.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10" table:style-name="ce40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0">
            <text:p>Ne pouvoir ouvrir ou importer un fichier/un projet protégé que si le mo de passe entré est correcte</text:p>
          </table:table-cell>
          <table:table-cell office:value-type="string" table:style-name="ce31">
            <text:p>/</text:p>
          </table:table-cell>
          <table:table-cell office:value-type="string" table:style-name="ce39">
            <text:p>/</text:p>
          </table:table-cell>
          <table:table-cell office:value-type="float" office:value="0" table:style-name="ce40">
            <text:p>0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91:.F93])" table:style-name="ce41">
            <text:p>0</text:p>
          </table:table-cell>
          <table:table-cell office:value-type="float" office:value="25" table:formula="of:=SUM([.G91:.G93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style-name="ce25"/>
          <table:table-cell table:number-columns-repeated="1020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28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1" table:number-rows-spanned="4" table:style-name="ce57">
            <text:p>Garantit que les données stockées dans l'application ne puissent pas être alétérées de façon fortuite,illicite ou malveillante.</text:p>
          </table:table-cell>
          <table:table-cell office:value-type="string" table:number-columns-spanned="1" table:number-rows-spanned="4" table:style-name="ce58">
            <text:p>/</text:p>
          </table:table-cell>
          <table:table-cell office:value-type="string" table:number-columns-spanned="1" table:number-rows-spanned="4" table:style-name="ce58">
            <text:p>/</text:p>
          </table:table-cell>
          <table:table-cell office:value-type="float" office:value="0" table:number-columns-spanned="1" table:number-rows-spanned="4" table:style-name="ce59">
            <text:p>0</text:p>
          </table:table-cell>
          <table:table-cell office:value-type="float" office:value="15" table:number-columns-spanned="1" table:number-rows-spanned="4" table:style-name="ce59">
            <text:p>15</text:p>
          </table:table-cell>
          <table:table-cell table:number-columns-repeated="16377"/>
        </table:table-row>
        <table:table-row table:number-rows-repeated="3" table:style-name="ro7">
          <table:table-cell table:number-columns-repeated="2"/>
          <table:covered-table-cell/>
          <table:covered-table-cell/>
          <table:covered-table-cell/>
          <table:covered-table-cell/>
          <table:covered-table-cell/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0">
            <text:p>Garantit l'absence de modifications non autorisées.</text:p>
          </table:table-cell>
          <table:table-cell office:value-type="string" table:style-name="ce31">
            <text:p>/</text:p>
          </table:table-cell>
          <table:table-cell office:value-type="string" table:style-name="ce31">
            <text:p>/</text:p>
          </table:table-cell>
          <table:table-cell office:value-type="float" office:value="0" table:style-name="ce32">
            <text:p>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98:.F102])" table:style-name="ce38">
            <text:p>0</text:p>
          </table:table-cell>
          <table:table-cell office:value-type="float" office:value="25" table:formula="of:=SUM([.G98:.G102])" table:style-name="ce38">
            <text:p>25</text:p>
          </table:table-cell>
          <table:table-cell table:number-columns-repeated="16377"/>
        </table:table-row>
        <table:table-row table:number-rows-repeated="4" table:style-name="ro7">
          <table:table-cell table:number-columns-repeated="2"/>
          <table:table-cell table:style-name="ce25"/>
          <table:table-cell table:number-columns-repeated="1020" table:style-name="ce24"/>
          <table:table-cell table:number-columns-repeated="15361"/>
        </table:table-row>
        <table:table-row table:number-rows-repeated="1048469" table:style-name="ro9">
          <table:table-cell table:number-columns-repeated="16384"/>
        </table:table-row>
      </table:table>
      <table:table table:name="IT2" table:style-name="ta2">
        <table:shapes>
          <draw:frame draw:z-index="1" draw:id="id3" draw:style-name="a3" draw:name="Chart 1" svg:x="18.04764in" svg:y="2.87795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2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7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7"/>
          <table:table-cell table:style-name="ce24"/>
          <table:table-cell office:value-type="string" table:number-columns-spanned="5" table:number-rows-spanned="1" table:style-name="ce48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7">
            <text:p>Histoire X</text:p>
          </table:table-cell>
          <table:covered-table-cell/>
          <table:table-cell office:value-type="string" table:number-columns-spanned="2" table:number-rows-spanned="1" table:style-name="ce47">
            <text:p>Histoire Y</text:p>
          </table:table-cell>
          <table:covered-table-cell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string" table:number-columns-spanned="2" table:number-rows-spanned="1" table:style-name="ce47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style-name="ce24"/>
          <table:table-cell office:value-type="date" office:date-value="2018-03-06T00:00:00" table:style-name="ce66">
            <text:p>06-03-2018</text:p>
          </table:table-cell>
          <table:table-cell office:value-type="float" office:value="0" table:style-name="ce67">
            <text:p>0</text:p>
          </table:table-cell>
          <table:table-cell office:value-type="float" office:value="0" table:formula="of:=[.$G$11]*(1-1/[.$I$12]*[.J4])" table:style-name="ce34">
            <text:p>0</text:p>
          </table:table-cell>
          <table:table-cell office:value-type="float" office:value="35" table:style-name="ce34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30" table:formula="of:=[.K4]+[.M4]" table:style-name="ce24">
            <text:p>30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7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style-name="ce24"/>
          <table:table-cell office:value-type="date" office:date-value="2018-03-07T00:00:00" table:style-name="ce66">
            <text:p>07-03-2018</text:p>
          </table:table-cell>
          <table:table-cell office:value-type="float" office:value="1" table:style-name="ce67">
            <text:p>1</text:p>
          </table:table-cell>
          <table:table-cell office:value-type="float" office:value="0" table:formula="of:=[.$G$11]*(1-1/[.$I$12]*[.J5])" table:style-name="ce34">
            <text:p>0</text:p>
          </table:table-cell>
          <table:table-cell office:value-type="float" office:value="33" table:style-name="ce34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25" table:formula="of:=[.K5]+[.M5]" table:style-name="ce24">
            <text:p>2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style-name="ce24"/>
          <table:table-cell office:value-type="date" office:date-value="2018-03-08T00:00:00" table:style-name="ce66">
            <text:p>08-03-2018</text:p>
          </table:table-cell>
          <table:table-cell office:value-type="float" office:value="2" table:style-name="ce67">
            <text:p>2</text:p>
          </table:table-cell>
          <table:table-cell office:value-type="float" office:value="0" table:formula="of:=[.$G$11]*(1-1/[.$I$12]*[.J6])" table:style-name="ce34">
            <text:p>0</text:p>
          </table:table-cell>
          <table:table-cell office:value-type="float" office:value="28" table:style-name="ce34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22" table:formula="of:=[.K6]+[.M6]" table:style-name="ce24">
            <text:p>22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style-name="ce24"/>
          <table:table-cell office:value-type="date" office:date-value="2018-03-09T00:00:00" table:style-name="ce66">
            <text:p>09-03-2018</text:p>
          </table:table-cell>
          <table:table-cell office:value-type="float" office:value="3" table:style-name="ce67">
            <text:p>3</text:p>
          </table:table-cell>
          <table:table-cell office:value-type="float" office:value="0" table:formula="of:=[.$G$11]*(1-1/[.$I$12]*[.J7])" table:style-name="ce34">
            <text:p>0</text:p>
          </table:table-cell>
          <table:table-cell office:value-type="float" office:value="25" table:style-name="ce34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25" table:formula="of:=[.K7]+[.M7]" table:style-name="ce24">
            <text:p>2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style-name="ce24"/>
          <table:table-cell office:value-type="date" office:date-value="2018-03-10T00:00:00" table:style-name="ce66">
            <text:p>10-03-2018</text:p>
          </table:table-cell>
          <table:table-cell office:value-type="float" office:value="4" table:style-name="ce67">
            <text:p>4</text:p>
          </table:table-cell>
          <table:table-cell office:value-type="float" office:value="0" table:formula="of:=[.$G$11]*(1-1/[.$I$12]*[.J8])" table:style-name="ce34">
            <text:p>0</text:p>
          </table:table-cell>
          <table:table-cell office:value-type="float" office:value="12" table:style-name="ce34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10" table:formula="of:=[.K8]+[.M8]" table:style-name="ce24">
            <text:p>10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style-name="ce24"/>
          <table:table-cell office:value-type="date" office:date-value="2018-03-11T00:00:00" table:style-name="ce66">
            <text:p>11-03-2018</text:p>
          </table:table-cell>
          <table:table-cell office:value-type="float" office:value="5" table:style-name="ce67">
            <text:p>5</text:p>
          </table:table-cell>
          <table:table-cell office:value-type="float" office:value="0" table:formula="of:=[.$G$11]*(1-1/[.$I$12]*[.J9])" table:style-name="ce34">
            <text:p>0</text:p>
          </table:table-cell>
          <table:table-cell office:value-type="float" office:value="10" table:style-name="ce34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5" table:formula="of:=[.K9]+[.M9]" table:style-name="ce24">
            <text:p>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style-name="ce24"/>
          <table:table-cell office:value-type="date" office:date-value="2018-03-12T00:00:00" table:style-name="ce66">
            <text:p>12-03-2018</text:p>
          </table:table-cell>
          <table:table-cell office:value-type="float" office:value="6" table:style-name="ce67">
            <text:p>6</text:p>
          </table:table-cell>
          <table:table-cell office:value-type="float" office:value="0" table:formula="of:=[.$G$11]*(1-1/[.$I$12]*[.J10])" table:style-name="ce34">
            <text:p>0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0" table:formula="of:=[.K10]+[.M10]" table:style-name="ce24">
            <text:p>0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7"/>
          <table:table-cell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table:number-columns-repeated="2" table:style-name="ce38"/>
          <table:table-cell table:style-name="ce24"/>
          <table:table-cell office:value-type="date" office:date-value="2018-03-13T00:00:00" table:style-name="ce66">
            <text:p>13-03-2018</text:p>
          </table:table-cell>
          <table:table-cell office:value-type="float" office:value="7" table:style-name="ce67">
            <text:p>7</text:p>
          </table:table-cell>
          <table:table-cell office:value-type="float" office:value="0" table:formula="of:=[.$G$11]*(1-1/[.$I$12]*[.J11])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60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51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table:number-columns-repeated="2" table:style-name="ce40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table:number-columns-repeated="2" table:style-name="ce40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table:number-columns-repeated="2" table:style-name="ce40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table:number-columns-repeated="2" table:style-name="ce41"/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3"/>
          <table:table-cell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5" table:style-name="ce44"/>
          <table:table-cell table:style-name="ce43"/>
          <table:table-cell table:number-columns-repeated="16371"/>
        </table:table-row>
        <table:table-row table:style-name="ro7">
          <table:table-cell table:style-name="ce43"/>
          <table:table-cell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5" table:style-name="ce43"/>
          <table:table-cell table:style-name="ce45"/>
          <table:table-cell table:number-columns-repeated="16371"/>
        </table:table-row>
        <table:table-row table:style-name="ro7">
          <table:table-cell table:style-name="ce44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6" table:style-name="ce45"/>
          <table:table-cell table:number-columns-repeated="16371"/>
        </table:table-row>
        <table:table-row table:style-name="ro7">
          <table:table-cell table:style-name="ce44"/>
          <table:table-cell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5" table:style-name="ce46"/>
          <table:table-cell table:style-name="ce45"/>
          <table:table-cell table:number-columns-repeated="16371"/>
        </table:table-row>
        <table:table-row table:style-name="ro7">
          <table:table-cell table:style-name="ce45"/>
          <table:table-cell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6" table:style-name="ce45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table:number-columns-repeated="2" table:style-name="ce38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table:style-name="ce29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table:number-columns-repeated="2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table:number-columns-repeated="2" table:style-name="ce40"/>
          <table:table-cell table:number-columns-repeated="16377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table:number-columns-repeated="2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table:number-columns-repeated="2" table:style-name="ce41"/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table:number-columns-repeated="2" table:style-name="ce38"/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51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table:number-columns-repeated="2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table:number-columns-repeated="2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table:number-columns-repeated="2" table:style-name="ce40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table:number-columns-repeated="2" table:style-name="ce41"/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62"/>
          <table:covered-table-cell table:number-columns-repeated="2"/>
          <table:table-cell table:number-columns-repeated="2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table:style-name="ce3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60:.F66])" table:style-name="ce38">
            <text:p>40</text:p>
          </table:table-cell>
          <table:table-cell office:value-type="float" office:value="15" table:formula="of:=SUM([.G60:.G66])" table:style-name="ce38">
            <text:p>1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71:.F73])" table:style-name="ce41">
            <text:p>25</text:p>
          </table:table-cell>
          <table:table-cell office:value-type="float" office:value="25" table:formula="of:=SUM([.G71:.G73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78:.F84])" table:style-name="ce38">
            <text:p>40</text:p>
          </table:table-cell>
          <table:table-cell office:value-type="float" office:value="35" table:formula="of:=SUM([.G78:.G84])" table:style-name="ce38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2"/>
          <table:covered-table-cell/>
          <table:table-cell table:number-columns-spanned="5" table:number-rows-spanned="1" table:style-name="ce63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89:.F91])" table:style-name="ce41">
            <text:p>25</text:p>
          </table:table-cell>
          <table:table-cell office:value-type="float" office:value="25" table:formula="of:=SUM([.G89:.G91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96:.F102])" table:style-name="ce38">
            <text:p>40</text:p>
          </table:table-cell>
          <table:table-cell office:value-type="float" office:value="35" table:formula="of:=SUM([.G96:.G102])" table:style-name="ce38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1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107:.F109])" table:style-name="ce41">
            <text:p>25</text:p>
          </table:table-cell>
          <table:table-cell office:value-type="float" office:value="25" table:formula="of:=SUM([.G107:.G109])" table:style-name="ce41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114:.F120])" table:style-name="ce38">
            <text:p>40</text:p>
          </table:table-cell>
          <table:table-cell office:value-type="float" office:value="35" table:formula="of:=SUM([.G114:.G120])" table:style-name="ce38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3" table:style-name="ta2">
        <table:shapes>
          <draw:frame draw:z-index="1" draw:id="id4" draw:style-name="a4" draw:name="Chart 1" svg:x="18.04764in" svg:y="2.87795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2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7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7"/>
          <table:table-cell table:style-name="ce24"/>
          <table:table-cell office:value-type="string" table:number-columns-spanned="5" table:number-rows-spanned="1" table:style-name="ce48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7">
            <text:p>Histoire X</text:p>
          </table:table-cell>
          <table:covered-table-cell/>
          <table:table-cell office:value-type="string" table:number-columns-spanned="2" table:number-rows-spanned="1" table:style-name="ce47">
            <text:p>Histoire Y</text:p>
          </table:table-cell>
          <table:covered-table-cell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string" table:number-columns-spanned="2" table:number-rows-spanned="1" table:style-name="ce47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18-03-06T00:00:00" table:style-name="ce68">
            <text:p>06-03-2018</text:p>
          </table:table-cell>
          <table:table-cell office:value-type="float" office:value="0" table:style-name="ce69">
            <text:p>0</text:p>
          </table:table-cell>
          <table:table-cell office:value-type="float" office:value="35" table:formula="of:=[.$G$11]*(1-1/[.$I$12]*[.J4])" table:style-name="ce34">
            <text:p>35</text:p>
          </table:table-cell>
          <table:table-cell office:value-type="float" office:value="35" table:style-name="ce34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7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18-03-07T00:00:00" table:style-name="ce68">
            <text:p>07-03-2018</text:p>
          </table:table-cell>
          <table:table-cell office:value-type="float" office:value="1" table:style-name="ce69">
            <text:p>1</text:p>
          </table:table-cell>
          <table:table-cell office:value-type="float" office:value="30.000000000000004" table:formula="of:=[.$G$11]*(1-1/[.$I$12]*[.J5])" table:style-name="ce34">
            <text:p>30</text:p>
          </table:table-cell>
          <table:table-cell office:value-type="float" office:value="33" table:style-name="ce34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style-name="ce24"/>
          <table:table-cell office:value-type="date" office:date-value="2018-03-08T00:00:00" table:style-name="ce68">
            <text:p>08-03-2018</text:p>
          </table:table-cell>
          <table:table-cell office:value-type="float" office:value="2" table:style-name="ce69">
            <text:p>2</text:p>
          </table:table-cell>
          <table:table-cell office:value-type="float" office:value="25" table:formula="of:=[.$G$11]*(1-1/[.$I$12]*[.J6])" table:style-name="ce34">
            <text:p>25</text:p>
          </table:table-cell>
          <table:table-cell office:value-type="float" office:value="28" table:style-name="ce34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style-name="ce24"/>
          <table:table-cell office:value-type="date" office:date-value="2018-03-09T00:00:00" table:style-name="ce68">
            <text:p>09-03-2018</text:p>
          </table:table-cell>
          <table:table-cell office:value-type="float" office:value="3" table:style-name="ce69">
            <text:p>3</text:p>
          </table:table-cell>
          <table:table-cell office:value-type="float" office:value="20" table:formula="of:=[.$G$11]*(1-1/[.$I$12]*[.J7])" table:style-name="ce34">
            <text:p>20</text:p>
          </table:table-cell>
          <table:table-cell office:value-type="float" office:value="25" table:style-name="ce34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style-name="ce24"/>
          <table:table-cell office:value-type="date" office:date-value="2018-03-10T00:00:00" table:style-name="ce68">
            <text:p>10-03-2018</text:p>
          </table:table-cell>
          <table:table-cell office:value-type="float" office:value="4" table:style-name="ce69">
            <text:p>4</text:p>
          </table:table-cell>
          <table:table-cell office:value-type="float" office:value="15.000000000000002" table:formula="of:=[.$G$11]*(1-1/[.$I$12]*[.J8])" table:style-name="ce34">
            <text:p>15</text:p>
          </table:table-cell>
          <table:table-cell office:value-type="float" office:value="12" table:style-name="ce34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style-name="ce24"/>
          <table:table-cell office:value-type="date" office:date-value="2018-03-11T00:00:00" table:style-name="ce68">
            <text:p>11-03-2018</text:p>
          </table:table-cell>
          <table:table-cell office:value-type="float" office:value="5" table:style-name="ce69">
            <text:p>5</text:p>
          </table:table-cell>
          <table:table-cell office:value-type="float" office:value="10.000000000000004" table:formula="of:=[.$G$11]*(1-1/[.$I$12]*[.J9])" table:style-name="ce34">
            <text:p>10</text:p>
          </table:table-cell>
          <table:table-cell office:value-type="float" office:value="10" table:style-name="ce34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style-name="ce24"/>
          <table:table-cell office:value-type="date" office:date-value="2018-03-12T00:00:00" table:style-name="ce68">
            <text:p>12-03-2018</text:p>
          </table:table-cell>
          <table:table-cell office:value-type="float" office:value="6" table:style-name="ce69">
            <text:p>6</text:p>
          </table:table-cell>
          <table:table-cell office:value-type="float" office:value="5.0000000000000018" table:formula="of:=[.$G$11]*(1-1/[.$I$12]*[.J10])" table:style-name="ce34">
            <text:p>5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7"/>
          <table:table-cell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4:.F10])" table:style-name="ce38">
            <text:p>40</text:p>
          </table:table-cell>
          <table:table-cell office:value-type="float" office:value="35" table:formula="of:=SUM([.G4:.G10])" table:style-name="ce38">
            <text:p>35</text:p>
          </table:table-cell>
          <table:table-cell table:style-name="ce24"/>
          <table:table-cell office:value-type="date" office:date-value="2018-03-13T00:00:00" table:style-name="ce68">
            <text:p>13-03-2018</text:p>
          </table:table-cell>
          <table:table-cell office:value-type="float" office:value="7" table:style-name="ce69">
            <text:p>7</text:p>
          </table:table-cell>
          <table:table-cell office:value-type="float" office:value="0" table:formula="of:=[.$G$11]*(1-1/[.$I$12]*[.J11])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60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51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16:.F18])" table:style-name="ce41">
            <text:p>25</text:p>
          </table:table-cell>
          <table:table-cell office:value-type="float" office:value="25" table:formula="of:=SUM([.G16:.G18])" table:style-name="ce41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3"/>
          <table:table-cell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5" table:style-name="ce44"/>
          <table:table-cell table:style-name="ce43"/>
          <table:table-cell table:number-columns-repeated="16371"/>
        </table:table-row>
        <table:table-row table:style-name="ro7">
          <table:table-cell table:style-name="ce43"/>
          <table:table-cell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5" table:style-name="ce43"/>
          <table:table-cell table:style-name="ce45"/>
          <table:table-cell table:number-columns-repeated="16371"/>
        </table:table-row>
        <table:table-row table:style-name="ro7">
          <table:table-cell table:style-name="ce44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6" table:style-name="ce45"/>
          <table:table-cell table:number-columns-repeated="16371"/>
        </table:table-row>
        <table:table-row table:style-name="ro7">
          <table:table-cell table:style-name="ce44"/>
          <table:table-cell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5" table:style-name="ce46"/>
          <table:table-cell table:style-name="ce45"/>
          <table:table-cell table:number-columns-repeated="16371"/>
        </table:table-row>
        <table:table-row table:style-name="ro7">
          <table:table-cell table:style-name="ce45"/>
          <table:table-cell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6" table:style-name="ce45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24:.F30])" table:style-name="ce38">
            <text:p>40</text:p>
          </table:table-cell>
          <table:table-cell office:value-type="float" office:value="35" table:formula="of:=SUM([.G24:.G30])" table:style-name="ce38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35:.F37])" table:style-name="ce41">
            <text:p>25</text:p>
          </table:table-cell>
          <table:table-cell office:value-type="float" office:value="25" table:formula="of:=SUM([.G35:.G37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42:.F48])" table:style-name="ce38">
            <text:p>40</text:p>
          </table:table-cell>
          <table:table-cell office:value-type="float" office:value="35" table:formula="of:=SUM([.G42:.G48])" table:style-name="ce38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51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53:.F55])" table:style-name="ce41">
            <text:p>25</text:p>
          </table:table-cell>
          <table:table-cell office:value-type="float" office:value="25" table:formula="of:=SUM([.G53:.G55])" table:style-name="ce41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6"/>
          <table:covered-table-cell table:number-columns-repeated="2"/>
          <table:table-cell table:number-columns-repeated="2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60:.F66])" table:style-name="ce38">
            <text:p>40</text:p>
          </table:table-cell>
          <table:table-cell office:value-type="float" office:value="35" table:formula="of:=SUM([.G60:.G66])" table:style-name="ce38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71:.F73])" table:style-name="ce41">
            <text:p>25</text:p>
          </table:table-cell>
          <table:table-cell office:value-type="float" office:value="25" table:formula="of:=SUM([.G71:.G73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78:.F84])" table:style-name="ce38">
            <text:p>40</text:p>
          </table:table-cell>
          <table:table-cell office:value-type="float" office:value="35" table:formula="of:=SUM([.G78:.G84])" table:style-name="ce38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2"/>
          <table:covered-table-cell/>
          <table:table-cell table:number-columns-spanned="5" table:number-rows-spanned="1" table:style-name="ce56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89:.F91])" table:style-name="ce41">
            <text:p>25</text:p>
          </table:table-cell>
          <table:table-cell office:value-type="float" office:value="25" table:formula="of:=SUM([.G89:.G91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96:.F102])" table:style-name="ce38">
            <text:p>40</text:p>
          </table:table-cell>
          <table:table-cell office:value-type="float" office:value="35" table:formula="of:=SUM([.G96:.G102])" table:style-name="ce38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1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table:style-name="ce40"/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table:style-name="ce40"/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table:style-name="ce40"/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107:.F109])" table:style-name="ce41">
            <text:p>0</text:p>
          </table:table-cell>
          <table:table-cell office:value-type="float" office:value="25" table:formula="of:=SUM([.G107:.G109])" table:style-name="ce41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style-name="ce32"/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style-name="ce32"/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114:.F120])" table:style-name="ce38">
            <text:p>0</text:p>
          </table:table-cell>
          <table:table-cell office:value-type="float" office:value="35" table:formula="of:=SUM([.G114:.G120])" table:style-name="ce38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table table:name="IT4" table:style-name="ta2">
        <table:shapes>
          <draw:frame draw:z-index="1" draw:id="id5" draw:style-name="a5" draw:name="Chart 1" svg:x="18.04764in" svg:y="2.87795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2" table:number-columns-repeated="2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2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50" table:default-cell-style-name="ce24"/>
        <table:table-column table:style-name="co3" table:default-cell-style-name="ce24"/>
        <table:table-column table:style-name="co4" table:default-cell-style-name="ce24"/>
        <table:table-column table:style-name="co10" table:default-cell-style-name="ce24"/>
        <table:table-column table:style-name="co11" table:default-cell-style-name="ce24"/>
        <table:table-column table:style-name="co7" table:default-cell-style-name="ce24"/>
        <table:table-column table:style-name="co8" table:default-cell-style-name="ce24"/>
        <table:table-column table:style-name="co9" table:number-columns-repeated="246" table:default-cell-style-name="ce24"/>
        <table:table-column table:style-name="co2" table:number-columns-repeated="15361" table:default-cell-style-name="ce1"/>
        <table:table-row table:style-name="ro1">
          <table:table-cell table:number-columns-repeated="10" table:style-name="ce24"/>
          <table:table-cell office:value-type="string" table:number-columns-spanned="4" table:number-rows-spanned="1" table:style-name="ce47">
            <text:p>Points restants</text:p>
          </table:table-cell>
          <table:covered-table-cell table:number-columns-repeated="3"/>
          <table:table-cell table:number-columns-repeated="1009" table:style-name="ce24"/>
          <table:table-cell table:number-columns-repeated="15361"/>
        </table:table-row>
        <table:table-row table:style-name="ro3">
          <table:table-cell table:style-name="ce27"/>
          <table:table-cell table:style-name="ce24"/>
          <table:table-cell office:value-type="string" table:number-columns-spanned="5" table:number-rows-spanned="1" table:style-name="ce48">
            <text:p>HISTOIRE 1</text:p>
          </table:table-cell>
          <table:covered-table-cell table:number-columns-repeated="4"/>
          <table:table-cell table:number-columns-repeated="3" table:style-name="ce24"/>
          <table:table-cell office:value-type="string" table:number-columns-spanned="2" table:number-rows-spanned="1" table:style-name="ce47">
            <text:p>Histoire X</text:p>
          </table:table-cell>
          <table:covered-table-cell/>
          <table:table-cell office:value-type="string" table:number-columns-spanned="2" table:number-rows-spanned="1" table:style-name="ce47">
            <text:p>Histoire Y</text:p>
          </table:table-cell>
          <table:covered-table-cell/>
          <table:table-cell office:value-type="string" table:number-columns-spanned="2" table:number-rows-spanned="1" table:style-name="ce49">
            <text:p>Total</text:p>
          </table:table-cell>
          <table:covered-table-cell/>
          <table:table-cell table:number-columns-repeated="16368"/>
        </table:table-row>
        <table:table-row table:style-name="ro4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style-name="ce24"/>
          <table:table-cell office:value-type="string" table:number-columns-spanned="2" table:number-rows-spanned="1" table:style-name="ce47">
            <text:p>Jour</text:p>
          </table:table-cell>
          <table:covered-table-cell/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office:value-type="string" table:style-name="ce26">
            <text:p>Idéal</text:p>
          </table:table-cell>
          <table:table-cell office:value-type="string" table:style-name="ce26">
            <text:p>Réel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18-03-06T00:00:00" table:style-name="ce70">
            <text:p>06-03-2018</text:p>
          </table:table-cell>
          <table:table-cell office:value-type="float" office:value="0" table:style-name="ce71">
            <text:p>0</text:p>
          </table:table-cell>
          <table:table-cell office:value-type="float" office:value="35" table:formula="of:=[.$G$11]*(1-1/[.$I$12]*[.J4])" table:style-name="ce34">
            <text:p>35</text:p>
          </table:table-cell>
          <table:table-cell office:value-type="float" office:value="35" table:style-name="ce34">
            <text:p>35</text:p>
          </table:table-cell>
          <table:table-cell office:value-type="float" office:value="30" table:style-name="ce24">
            <text:p>30</text:p>
          </table:table-cell>
          <table:table-cell office:value-type="float" office:value="35" table:style-name="ce24">
            <text:p>35</text:p>
          </table:table-cell>
          <table:table-cell office:value-type="float" office:value="65" table:formula="of:=[.K4]+[.M4]" table:style-name="ce24">
            <text:p>65</text:p>
          </table:table-cell>
          <table:table-cell office:value-type="float" office:value="70" table:formula="of:=[.L4]+[.N4]" table:style-name="ce24">
            <text:p>70</text:p>
          </table:table-cell>
          <table:table-cell table:number-columns-repeated="16368"/>
        </table:table-row>
        <table:table-row table:style-name="ro5">
          <table:table-cell table:style-name="ce37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style-name="ce24"/>
          <table:table-cell office:value-type="date" office:date-value="2018-03-07T00:00:00" table:style-name="ce70">
            <text:p>07-03-2018</text:p>
          </table:table-cell>
          <table:table-cell office:value-type="float" office:value="1" table:style-name="ce71">
            <text:p>1</text:p>
          </table:table-cell>
          <table:table-cell office:value-type="float" office:value="30.000000000000004" table:formula="of:=[.$G$11]*(1-1/[.$I$12]*[.J5])" table:style-name="ce34">
            <text:p>30</text:p>
          </table:table-cell>
          <table:table-cell office:value-type="float" office:value="33" table:style-name="ce34">
            <text:p>33</text:p>
          </table:table-cell>
          <table:table-cell office:value-type="float" office:value="25" table:style-name="ce24">
            <text:p>25</text:p>
          </table:table-cell>
          <table:table-cell office:value-type="float" office:value="30" table:style-name="ce24">
            <text:p>30</text:p>
          </table:table-cell>
          <table:table-cell office:value-type="float" office:value="55" table:formula="of:=[.K5]+[.M5]" table:style-name="ce24">
            <text:p>55</text:p>
          </table:table-cell>
          <table:table-cell office:value-type="float" office:value="63" table:formula="of:=[.L5]+[.N5]" table:style-name="ce24">
            <text:p>63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style-name="ce32"/>
          <table:table-cell office:value-type="float" office:value="3" table:style-name="ce32">
            <text:p>3</text:p>
          </table:table-cell>
          <table:table-cell table:style-name="ce24"/>
          <table:table-cell office:value-type="date" office:date-value="2018-03-08T00:00:00" table:style-name="ce70">
            <text:p>08-03-2018</text:p>
          </table:table-cell>
          <table:table-cell office:value-type="float" office:value="2" table:style-name="ce71">
            <text:p>2</text:p>
          </table:table-cell>
          <table:table-cell office:value-type="float" office:value="25" table:formula="of:=[.$G$11]*(1-1/[.$I$12]*[.J6])" table:style-name="ce34">
            <text:p>25</text:p>
          </table:table-cell>
          <table:table-cell office:value-type="float" office:value="28" table:style-name="ce34">
            <text:p>28</text:p>
          </table:table-cell>
          <table:table-cell office:value-type="float" office:value="22" table:style-name="ce24">
            <text:p>22</text:p>
          </table:table-cell>
          <table:table-cell office:value-type="float" office:value="31" table:style-name="ce24">
            <text:p>31</text:p>
          </table:table-cell>
          <table:table-cell office:value-type="float" office:value="47" table:formula="of:=[.K6]+[.M6]" table:style-name="ce24">
            <text:p>47</text:p>
          </table:table-cell>
          <table:table-cell office:value-type="float" office:value="59" table:formula="of:=[.L6]+[.N6]" table:style-name="ce24">
            <text:p>59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style-name="ce24"/>
          <table:table-cell office:value-type="date" office:date-value="2018-03-09T00:00:00" table:style-name="ce70">
            <text:p>09-03-2018</text:p>
          </table:table-cell>
          <table:table-cell office:value-type="float" office:value="3" table:style-name="ce71">
            <text:p>3</text:p>
          </table:table-cell>
          <table:table-cell office:value-type="float" office:value="20" table:formula="of:=[.$G$11]*(1-1/[.$I$12]*[.J7])" table:style-name="ce34">
            <text:p>20</text:p>
          </table:table-cell>
          <table:table-cell office:value-type="float" office:value="25" table:style-name="ce34">
            <text:p>25</text:p>
          </table:table-cell>
          <table:table-cell office:value-type="float" office:value="25" table:style-name="ce24">
            <text:p>25</text:p>
          </table:table-cell>
          <table:table-cell office:value-type="float" office:value="26" table:style-name="ce24">
            <text:p>26</text:p>
          </table:table-cell>
          <table:table-cell office:value-type="float" office:value="45" table:formula="of:=[.K7]+[.M7]" table:style-name="ce24">
            <text:p>45</text:p>
          </table:table-cell>
          <table:table-cell office:value-type="float" office:value="51" table:formula="of:=[.L7]+[.N7]" table:style-name="ce24">
            <text:p>51</text:p>
          </table:table-cell>
          <table:table-cell table:number-columns-repeated="16368"/>
        </table:table-row>
        <table:table-row table:style-name="ro6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style-name="ce24"/>
          <table:table-cell office:value-type="date" office:date-value="2018-03-10T00:00:00" table:style-name="ce70">
            <text:p>10-03-2018</text:p>
          </table:table-cell>
          <table:table-cell office:value-type="float" office:value="4" table:style-name="ce71">
            <text:p>4</text:p>
          </table:table-cell>
          <table:table-cell office:value-type="float" office:value="15.000000000000002" table:formula="of:=[.$G$11]*(1-1/[.$I$12]*[.J8])" table:style-name="ce34">
            <text:p>15</text:p>
          </table:table-cell>
          <table:table-cell office:value-type="float" office:value="12" table:style-name="ce34">
            <text:p>12</text:p>
          </table:table-cell>
          <table:table-cell office:value-type="float" office:value="10" table:style-name="ce24">
            <text:p>10</text:p>
          </table:table-cell>
          <table:table-cell office:value-type="float" office:value="12" table:style-name="ce24">
            <text:p>12</text:p>
          </table:table-cell>
          <table:table-cell office:value-type="float" office:value="25" table:formula="of:=[.K8]+[.M8]" table:style-name="ce24">
            <text:p>25</text:p>
          </table:table-cell>
          <table:table-cell office:value-type="float" office:value="24" table:formula="of:=[.L8]+[.N8]" table:style-name="ce24">
            <text:p>24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style-name="ce32"/>
          <table:table-cell office:value-type="float" office:value="2" table:style-name="ce32">
            <text:p>2</text:p>
          </table:table-cell>
          <table:table-cell table:style-name="ce24"/>
          <table:table-cell office:value-type="date" office:date-value="2018-03-11T00:00:00" table:style-name="ce70">
            <text:p>11-03-2018</text:p>
          </table:table-cell>
          <table:table-cell office:value-type="float" office:value="5" table:style-name="ce71">
            <text:p>5</text:p>
          </table:table-cell>
          <table:table-cell office:value-type="float" office:value="10.000000000000004" table:formula="of:=[.$G$11]*(1-1/[.$I$12]*[.J9])" table:style-name="ce34">
            <text:p>10</text:p>
          </table:table-cell>
          <table:table-cell office:value-type="float" office:value="10" table:style-name="ce34">
            <text:p>10</text:p>
          </table:table-cell>
          <table:table-cell office:value-type="float" office:value="5" table:style-name="ce24">
            <text:p>5</text:p>
          </table:table-cell>
          <table:table-cell office:value-type="float" office:value="7" table:style-name="ce24">
            <text:p>7</text:p>
          </table:table-cell>
          <table:table-cell office:value-type="float" office:value="15.000000000000004" table:formula="of:=[.K9]+[.M9]" table:style-name="ce24">
            <text:p>15</text:p>
          </table:table-cell>
          <table:table-cell office:value-type="float" office:value="17" table:formula="of:=[.L9]+[.N9]" table:style-name="ce24">
            <text:p>17</text:p>
          </table:table-cell>
          <table:table-cell table:number-columns-repeated="16368"/>
        </table:table-row>
        <table:table-row table:style-name="ro5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style-name="ce24"/>
          <table:table-cell office:value-type="date" office:date-value="2018-03-12T00:00:00" table:style-name="ce70">
            <text:p>12-03-2018</text:p>
          </table:table-cell>
          <table:table-cell office:value-type="float" office:value="6" table:style-name="ce71">
            <text:p>6</text:p>
          </table:table-cell>
          <table:table-cell office:value-type="float" office:value="5.0000000000000018" table:formula="of:=[.$G$11]*(1-1/[.$I$12]*[.J10])" table:style-name="ce34">
            <text:p>5</text:p>
          </table:table-cell>
          <table:table-cell office:value-type="float" office:value="5" table:style-name="ce34">
            <text:p>5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24">
            <text:p>2</text:p>
          </table:table-cell>
          <table:table-cell office:value-type="float" office:value="5.0000000000000018" table:formula="of:=[.K10]+[.M10]" table:style-name="ce24">
            <text:p>5</text:p>
          </table:table-cell>
          <table:table-cell office:value-type="float" office:value="7" table:formula="of:=[.L10]+[.N10]" table:style-name="ce24">
            <text:p>7</text:p>
          </table:table-cell>
          <table:table-cell table:number-columns-repeated="16368"/>
        </table:table-row>
        <table:table-row table:style-name="ro4">
          <table:table-cell table:style-name="ce37"/>
          <table:table-cell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4:.F10])" table:style-name="ce38">
            <text:p>0</text:p>
          </table:table-cell>
          <table:table-cell office:value-type="float" office:value="35" table:formula="of:=SUM([.G4:.G10])" table:style-name="ce38">
            <text:p>35</text:p>
          </table:table-cell>
          <table:table-cell table:style-name="ce24"/>
          <table:table-cell office:value-type="date" office:date-value="2018-03-13T00:00:00" table:style-name="ce70">
            <text:p>13-03-2018</text:p>
          </table:table-cell>
          <table:table-cell office:value-type="float" office:value="7" table:style-name="ce71">
            <text:p>7</text:p>
          </table:table-cell>
          <table:table-cell office:value-type="float" office:value="0" table:formula="of:=[.$G$11]*(1-1/[.$I$12]*[.J11])" table:style-name="ce34">
            <text:p>0</text:p>
          </table:table-cell>
          <table:table-cell office:value-type="float" office:value="0" table:style-name="ce3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formula="of:=[.K11]+[.M11]" table:style-name="ce24">
            <text:p>0</text:p>
          </table:table-cell>
          <table:table-cell office:value-type="float" office:value="0" table:formula="of:=[.L11]+[.N11]" table:style-name="ce24">
            <text:p>0</text:p>
          </table:table-cell>
          <table:table-cell table:number-columns-repeated="16368"/>
        </table:table-row>
        <table:table-row table:style-name="ro5">
          <table:table-cell table:number-columns-repeated="8" table:style-name="ce24"/>
          <table:table-cell office:value-type="float" office:value="7" table:formula="of:=COUNTA([.I4:.I11])-1" table:style-name="ce60">
            <text:p>7</text:p>
          </table:table-cell>
          <table:table-cell table:number-columns-repeated="1014" table:style-name="ce24"/>
          <table:table-cell table:number-columns-repeated="15361"/>
        </table:table-row>
        <table:table-row table:style-name="ro5">
          <table:table-cell table:number-columns-repeated="1023" table:style-name="ce24"/>
          <table:table-cell table:number-columns-repeated="15361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51">
            <text:p>HISTOIRE 2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table:style-name="ce40"/>
          <table:table-cell office:value-type="float" office:value="5" table:style-name="ce40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table:style-name="ce40"/>
          <table:table-cell office:value-type="float" office:value="11" table:style-name="ce40">
            <text:p>11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table:style-name="ce40"/>
          <table:table-cell office:value-type="float" office:value="9" table:style-name="ce40">
            <text:p>9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0" table:formula="of:=SUM([.F16:.F18])" table:style-name="ce41">
            <text:p>0</text:p>
          </table:table-cell>
          <table:table-cell office:value-type="float" office:value="25" table:formula="of:=SUM([.G16:.G18])" table:style-name="ce41">
            <text:p>25</text:p>
          </table:table-cell>
          <table:table-cell table:number-columns-repeated="1016" table:style-name="ce24"/>
          <table:table-cell table:number-columns-repeated="15361"/>
        </table:table-row>
        <table:table-row table:style-name="ro8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3</text:p>
          </table:table-cell>
          <table:covered-table-cell table:number-columns-repeated="4"/>
          <table:table-cell table:number-columns-repeated="1016" table:style-name="ce24"/>
          <table:table-cell table:number-columns-repeated="15361"/>
        </table:table-row>
        <table:table-row table:style-name="ro7">
          <table:table-cell table:style-name="ce43"/>
          <table:table-cell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5" table:style-name="ce44"/>
          <table:table-cell table:style-name="ce43"/>
          <table:table-cell table:number-columns-repeated="16371"/>
        </table:table-row>
        <table:table-row table:style-name="ro7">
          <table:table-cell table:style-name="ce43"/>
          <table:table-cell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number-columns-repeated="5" table:style-name="ce43"/>
          <table:table-cell table:style-name="ce45"/>
          <table:table-cell table:number-columns-repeated="16371"/>
        </table:table-row>
        <table:table-row table:style-name="ro7">
          <table:table-cell table:style-name="ce44"/>
          <table:table-cell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style-name="ce32"/>
          <table:table-cell office:value-type="float" office:value="10" table:style-name="ce32">
            <text:p>10</text:p>
          </table:table-cell>
          <table:table-cell table:number-columns-repeated="6" table:style-name="ce45"/>
          <table:table-cell table:number-columns-repeated="16371"/>
        </table:table-row>
        <table:table-row table:style-name="ro7">
          <table:table-cell table:style-name="ce44"/>
          <table:table-cell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style-name="ce32"/>
          <table:table-cell office:value-type="float" office:value="3" table:style-name="ce32">
            <text:p>3</text:p>
          </table:table-cell>
          <table:table-cell table:number-columns-repeated="5" table:style-name="ce46"/>
          <table:table-cell table:style-name="ce45"/>
          <table:table-cell table:number-columns-repeated="16371"/>
        </table:table-row>
        <table:table-row table:style-name="ro7">
          <table:table-cell table:style-name="ce45"/>
          <table:table-cell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number-columns-repeated="6" table:style-name="ce45"/>
          <table:table-cell table:number-columns-repeated="16371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style-name="ce32"/>
          <table:table-cell office:value-type="float" office:value="5" table:style-name="ce32">
            <text:p>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style-name="ce32"/>
          <table:table-cell office:value-type="float" office:value="2" table:style-name="ce32">
            <text:p>2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style-name="ce32"/>
          <table:table-cell office:value-type="float" office:value="0" table:style-name="ce32">
            <text:p>0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0" table:formula="of:=SUM([.F24:.F30])" table:style-name="ce38">
            <text:p>0</text:p>
          </table:table-cell>
          <table:table-cell office:value-type="float" office:value="35" table:formula="of:=SUM([.G24:.G30])" table:style-name="ce38">
            <text:p>35</text:p>
          </table:table-cell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016" table:style-name="ce24"/>
          <table:table-cell table:number-columns-repeated="15361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4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2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35:.F37])" table:style-name="ce41">
            <text:p>25</text:p>
          </table:table-cell>
          <table:table-cell office:value-type="float" office:value="25" table:formula="of:=SUM([.G35:.G37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5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42:.F48])" table:style-name="ce38">
            <text:p>40</text:p>
          </table:table-cell>
          <table:table-cell office:value-type="float" office:value="35" table:formula="of:=SUM([.G42:.G48])" table:style-name="ce38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number-columns-spanned="5" table:number-rows-spanned="1" table:style-name="ce51">
            <text:p>HISTOIRE 6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53:.F55])" table:style-name="ce41">
            <text:p>25</text:p>
          </table:table-cell>
          <table:table-cell office:value-type="float" office:value="25" table:formula="of:=SUM([.G53:.G55])" table:style-name="ce41">
            <text:p>25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table:number-columns-spanned="3" table:number-rows-spanned="1" table:style-name="ce56"/>
          <table:covered-table-cell table:number-columns-repeated="2"/>
          <table:table-cell table:number-columns-repeated="2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7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60:.F66])" table:style-name="ce38">
            <text:p>40</text:p>
          </table:table-cell>
          <table:table-cell office:value-type="float" office:value="35" table:formula="of:=SUM([.G60:.G66])" table:style-name="ce38">
            <text:p>3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8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4">
          <table:table-cell table:number-columns-spanned="2" table:number-rows-spanned="1" table:style-name="ce52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71:.F73])" table:style-name="ce41">
            <text:p>25</text:p>
          </table:table-cell>
          <table:table-cell office:value-type="float" office:value="25" table:formula="of:=SUM([.G71:.G73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9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4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78:.F84])" table:style-name="ce38">
            <text:p>40</text:p>
          </table:table-cell>
          <table:table-cell office:value-type="float" office:value="35" table:formula="of:=SUM([.G78:.G84])" table:style-name="ce38">
            <text:p>35</text:p>
          </table:table-cell>
          <table:table-cell table:number-columns-repeated="16377"/>
        </table:table-row>
        <table:table-row table:style-name="ro7">
          <table:table-cell table:number-columns-spanned="2" table:number-rows-spanned="1" table:style-name="ce52"/>
          <table:covered-table-cell/>
          <table:table-cell table:number-columns-spanned="5" table:number-rows-spanned="1" table:style-name="ce56"/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51">
            <text:p>HISTOIRE 10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89:.F91])" table:style-name="ce41">
            <text:p>25</text:p>
          </table:table-cell>
          <table:table-cell office:value-type="float" office:value="25" table:formula="of:=SUM([.G89:.G91])" table:style-name="ce41">
            <text:p>25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table:number-columns-repeated="5" table:style-name="ce42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number-columns-spanned="5" table:number-rows-spanned="1" table:style-name="ce48">
            <text:p>HISTOIRE 11</text:p>
          </table:table-cell>
          <table:covered-table-cell table:number-columns-repeated="4"/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7">
          <table:table-cell table:number-columns-repeated="2" table:style-name="ce24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7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96:.F102])" table:style-name="ce38">
            <text:p>40</text:p>
          </table:table-cell>
          <table:table-cell office:value-type="float" office:value="35" table:formula="of:=SUM([.G96:.G102])" table:style-name="ce38">
            <text:p>3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51">
            <text:p>HISTOIRE 12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61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9">
            <text:p>Milou</text:p>
          </table:table-cell>
          <table:table-cell office:value-type="float" office:value="12" table:style-name="ce40">
            <text:p>12</text:p>
          </table:table-cell>
          <table:table-cell office:value-type="float" office:value="5" table:style-name="ce40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9">
            <text:p>Ondine</text:p>
          </table:table-cell>
          <table:table-cell office:value-type="float" office:value="6" table:style-name="ce40">
            <text:p>6</text:p>
          </table:table-cell>
          <table:table-cell office:value-type="float" office:value="11" table:style-name="ce40">
            <text:p>11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9">
            <text:p>Robin</text:p>
          </table:table-cell>
          <table:table-cell office:value-type="float" office:value="7" table:style-name="ce40">
            <text:p>7</text:p>
          </table:table-cell>
          <table:table-cell office:value-type="float" office:value="9" table:style-name="ce40">
            <text:p>9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3">
            <text:p>Total</text:p>
          </table:table-cell>
          <table:covered-table-cell table:number-columns-repeated="2"/>
          <table:table-cell office:value-type="float" office:value="25" table:formula="of:=SUM([.F107:.F109])" table:style-name="ce41">
            <text:p>25</text:p>
          </table:table-cell>
          <table:table-cell office:value-type="float" office:value="25" table:formula="of:=SUM([.G107:.G109])" table:style-name="ce41">
            <text:p>25</text:p>
          </table:table-cell>
          <table:table-cell table:number-columns-repeated="16377"/>
        </table:table-row>
        <table:table-row table:style-name="ro1">
          <table:table-cell table:number-columns-repeated="2"/>
          <table:table-cell table:number-columns-repeated="1021" table:style-name="ce24"/>
          <table:table-cell table:number-columns-repeated="15361"/>
        </table:table-row>
        <table:table-row table:style-name="ro1">
          <table:table-cell table:number-columns-repeated="2"/>
          <table:table-cell office:value-type="string" table:number-columns-spanned="5" table:number-rows-spanned="1" table:style-name="ce48">
            <text:p>HISTOIRE 13</text:p>
          </table:table-cell>
          <table:covered-table-cell table:number-columns-repeated="4"/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29">
            <text:p>Tâches</text:p>
          </table:table-cell>
          <table:table-cell office:value-type="string" table:style-name="ce29">
            <text:p>Pilote</text:p>
          </table:table-cell>
          <table:table-cell office:value-type="string" table:style-name="ce29">
            <text:p>Copilote</text:p>
          </table:table-cell>
          <table:table-cell office:value-type="string" table:style-name="ce29">
            <text:p>Points réels</text:p>
          </table:table-cell>
          <table:table-cell office:value-type="string" table:style-name="ce29">
            <text:p>Points estimés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office:value-type="float" office:value="11" table:style-name="ce32">
            <text:p>11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office:value-type="float" office:value="10" table:style-name="ce32">
            <text:p>10</text:p>
          </table:table-cell>
          <table:table-cell office:value-type="float" office:value="10" table:style-name="ce32">
            <text:p>1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office:value-type="float" office:value="2" table:style-name="ce32">
            <text:p>2</text:p>
          </table:table-cell>
          <table:table-cell office:value-type="float" office:value="3" table:style-name="ce32">
            <text:p>3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office:value-type="float" office:value="6" table:style-name="ce32">
            <text:p>6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office:value-type="float" office:value="3" table:style-name="ce32">
            <text:p>3</text:p>
          </table:table-cell>
          <table:table-cell office:value-type="float" office:value="5" table:style-name="ce32">
            <text:p>5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office:value-type="float" office:value="6" table:style-name="ce32">
            <text:p>6</text:p>
          </table:table-cell>
          <table:table-cell office:value-type="float" office:value="2" table:style-name="ce32">
            <text:p>2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table:number-columns-repeated="16377"/>
        </table:table-row>
        <table:table-row table:style-name="ro1">
          <table:table-cell table:number-columns-repeated="2"/>
          <table:table-cell office:value-type="string" table:number-columns-spanned="3" table:number-rows-spanned="1" table:style-name="ce50">
            <text:p>Total</text:p>
          </table:table-cell>
          <table:covered-table-cell table:number-columns-repeated="2"/>
          <table:table-cell office:value-type="float" office:value="40" table:formula="of:=SUM([.F114:.F120])" table:style-name="ce38">
            <text:p>40</text:p>
          </table:table-cell>
          <table:table-cell office:value-type="float" office:value="35" table:formula="of:=SUM([.G114:.G120])" table:style-name="ce38">
            <text:p>35</text:p>
          </table:table-cell>
          <table:table-cell table:number-columns-repeated="16377"/>
        </table:table-row>
        <table:table-row table:number-rows-repeated="1048455" table:style-name="ro2">
          <table:table-cell table:number-columns-repeated="16384"/>
        </table:table-row>
      </table:table>
      <table:named-expressions>
        <table:named-range table:name="IT1H1" table:cell-range-address="IT1.$F$8" table:base-cell-address="IT1.$A$1"/>
        <table:named-range table:name="IT1H10" table:cell-range-address="IT1.$F$81" table:base-cell-address="IT1.$A$1"/>
        <table:named-range table:name="IT1H11" table:cell-range-address="IT1.$F$87" table:base-cell-address="IT1.$A$1"/>
        <table:named-range table:name="IT1H12" table:cell-range-address="IT1.$F$94" table:base-cell-address="IT1.$A$1"/>
        <table:named-range table:name="IT1H13" table:cell-range-address="IT1.$F$103" table:base-cell-address="IT1.$A$1"/>
        <table:named-range table:name="IT1H2" table:cell-range-address="IT1.$F$18" table:base-cell-address="IT1.$A$1"/>
        <table:named-range table:name="IT1H3" table:cell-range-address="IT1.$F$27" table:base-cell-address="IT1.$A$1"/>
        <table:named-range table:name="IT1H4" table:cell-range-address="IT1.$F$35" table:base-cell-address="IT1.$A$1"/>
        <table:named-range table:name="IT1H5" table:cell-range-address="IT1.$F$43" table:base-cell-address="IT1.$A$1"/>
        <table:named-range table:name="IT1H6" table:cell-range-address="IT1.$F$52" table:base-cell-address="IT1.$A$1"/>
        <table:named-range table:name="IT1H7" table:cell-range-address="IT1.$F$58" table:base-cell-address="IT1.$A$1"/>
        <table:named-range table:name="IT1H8" table:cell-range-address="IT1.$F$65" table:base-cell-address="IT1.$A$1"/>
        <table:named-range table:name="IT1H9" table:cell-range-address="IT1.$F$74" table:base-cell-address="IT1.$A$1"/>
        <table:named-range table:name="IT2H1" table:cell-range-address="IT2.$F$11" table:base-cell-address="IT2.$A$1"/>
        <table:named-range table:name="IT2H10" table:cell-range-address="IT2.$F$92" table:base-cell-address="IT2.$A$1"/>
        <table:named-range table:name="IT2H11" table:cell-range-address="IT2.$F$103" table:base-cell-address="IT2.$A$1"/>
        <table:named-range table:name="IT2H12" table:cell-range-address="IT2.$F$110" table:base-cell-address="IT2.$A$1"/>
        <table:named-range table:name="IT2H13" table:cell-range-address="IT2.$F$121" table:base-cell-address="IT2.$A$1"/>
        <table:named-range table:name="IT2H2" table:cell-range-address="IT2.$F$19" table:base-cell-address="IT2.$A$1"/>
        <table:named-range table:name="IT2H3" table:cell-range-address="IT2.$F$31" table:base-cell-address="IT2.$A$1"/>
        <table:named-range table:name="IT2H4" table:cell-range-address="IT2.$F$38" table:base-cell-address="IT2.$A$1"/>
        <table:named-range table:name="IT2H5" table:cell-range-address="IT2.$F$49" table:base-cell-address="IT2.$A$1"/>
        <table:named-range table:name="IT2H6" table:cell-range-address="IT2.$F$56" table:base-cell-address="IT2.$A$1"/>
        <table:named-range table:name="IT2H7" table:cell-range-address="IT2.$F$67" table:base-cell-address="IT2.$A$1"/>
        <table:named-range table:name="IT2H8" table:cell-range-address="IT2.$F$74" table:base-cell-address="IT2.$A$1"/>
        <table:named-range table:name="IT2H9" table:cell-range-address="IT2.$F$85" table:base-cell-address="IT2.$A$1"/>
        <table:named-range table:name="IT3H1" table:cell-range-address="IT3.$F$11" table:base-cell-address="IT3.$A$1"/>
        <table:named-range table:name="IT3H10" table:cell-range-address="IT3.$F$92" table:base-cell-address="IT3.$A$1"/>
        <table:named-range table:name="IT3H11" table:cell-range-address="IT3.$F$103" table:base-cell-address="IT3.$A$1"/>
        <table:named-range table:name="IT3H12" table:cell-range-address="IT3.$F$110" table:base-cell-address="IT3.$A$1"/>
        <table:named-range table:name="IT3H13" table:cell-range-address="IT3.$F$121" table:base-cell-address="IT3.$A$1"/>
        <table:named-range table:name="IT3H2" table:cell-range-address="IT3.$F$19" table:base-cell-address="IT3.$A$1"/>
        <table:named-range table:name="IT3H3" table:cell-range-address="IT3.$F$31" table:base-cell-address="IT3.$A$1"/>
        <table:named-range table:name="IT3H4" table:cell-range-address="IT3.$F$38" table:base-cell-address="IT3.$A$1"/>
        <table:named-range table:name="IT3H5" table:cell-range-address="IT3.$F$49" table:base-cell-address="IT3.$A$1"/>
        <table:named-range table:name="IT3H6" table:cell-range-address="IT3.$F$56" table:base-cell-address="IT3.$A$1"/>
        <table:named-range table:name="IT3H7" table:cell-range-address="IT3.$F$67" table:base-cell-address="IT3.$A$1"/>
        <table:named-range table:name="IT3H8" table:cell-range-address="IT3.$F$74" table:base-cell-address="IT3.$A$1"/>
        <table:named-range table:name="IT3H9" table:cell-range-address="IT3.$F$85" table:base-cell-address="IT3.$A$1"/>
        <table:named-range table:name="IT4H1" table:cell-range-address="IT4.$F$11" table:base-cell-address="IT4.$A$1"/>
        <table:named-range table:name="IT4H10" table:cell-range-address="IT4.$F$92" table:base-cell-address="IT4.$A$1"/>
        <table:named-range table:name="IT4H11" table:cell-range-address="IT4.$F$103" table:base-cell-address="IT4.$A$1"/>
        <table:named-range table:name="IT4H12" table:cell-range-address="IT4.$F$110" table:base-cell-address="IT4.$A$1"/>
        <table:named-range table:name="IT4H13" table:cell-range-address="IT4.$F$121" table:base-cell-address="IT4.$A$1"/>
        <table:named-range table:name="IT4H2" table:cell-range-address="IT4.$F$19" table:base-cell-address="IT4.$A$1"/>
        <table:named-range table:name="IT4H3" table:cell-range-address="IT4.$F$31" table:base-cell-address="IT4.$A$1"/>
        <table:named-range table:name="IT4H4" table:cell-range-address="IT4.$F$38" table:base-cell-address="IT4.$A$1"/>
        <table:named-range table:name="IT4H5" table:cell-range-address="IT4.$F$49" table:base-cell-address="IT4.$A$1"/>
        <table:named-range table:name="IT4H6" table:cell-range-address="IT4.$F$56" table:base-cell-address="IT4.$A$1"/>
        <table:named-range table:name="IT4H7" table:cell-range-address="IT4.$F$67" table:base-cell-address="IT4.$A$1"/>
        <table:named-range table:name="IT4H8" table:cell-range-address="IT4.$F$74" table:base-cell-address="IT4.$A$1"/>
        <table:named-range table:name="IT4H9" table:cell-range-address="IT4.$F$85" table:base-cell-address="IT4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Georgia" svg:font-family="Georgia"/>
    <style:font-face style:name="Georgia1" svg:font-family="Georgia1"/>
    <style:font-face style:name="Inconsolata" svg:font-family="Inconsolat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 number:style="long"/>
    </number:date-style>
    <style:style style:name="cf1" style:family="table-cell" style:data-style-name="N0">
      <style:table-cell-properties style:vertical-align="automatic" fo:background-color="#B7E1CD"/>
    </style:style>
    <style:style style:name="cf10" style:family="table-cell" style:data-style-name="N0">
      <style:table-cell-properties fo:background-color="#B7E1CD"/>
    </style:style>
    <style:style style:name="cf11" style:family="table-cell" style:data-style-name="N0">
      <style:table-cell-properties fo:background-color="#B7E1CD"/>
    </style:style>
    <style:style style:name="cf12" style:family="table-cell" style:data-style-name="N0">
      <style:table-cell-properties fo:background-color="#B7E1CD"/>
    </style:style>
    <style:style style:name="cf13" style:family="table-cell" style:data-style-name="N0">
      <style:table-cell-properties fo:background-color="#B7E1CD"/>
    </style:style>
    <style:style style:name="cf2" style:family="table-cell" style:data-style-name="N0">
      <style:table-cell-properties style:vertical-align="automatic" fo:background-color="#F4C7C3"/>
    </style:style>
    <style:style style:name="cf3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4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5" style:family="table-cell" style:data-style-name="N0">
      <style:table-cell-properties style:vertical-align="automatic" fo:background-color="transparent"/>
      <style:text-properties fo:color="#F09300" fo:font-weight="bold" style:font-weight-asian="bold" style:font-weight-complex="bold"/>
    </style:style>
    <style:style style:name="cf6" style:family="table-cell" style:data-style-name="N0">
      <style:table-cell-properties fo:background-color="#B7E1CD"/>
    </style:style>
    <style:style style:name="cf7" style:family="table-cell" style:data-style-name="N0">
      <style:table-cell-properties fo:background-color="#B7E1CD"/>
    </style:style>
    <style:style style:name="cf8" style:family="table-cell" style:data-style-name="N0">
      <style:table-cell-properties fo:background-color="#B7E1CD"/>
    </style:style>
    <style:style style:name="cf9" style:family="table-cell" style:data-style-name="N0">
      <style:table-cell-properties fo:background-color="#B7E1C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f14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jdestefani</meta:initial-creator>
    <dc:creator>faced</dc:creator>
    <meta:creation-date>2018-01-29T13:27:33Z</meta:creation-date>
    <dc:date>2021-03-08T22:30:56Z</dc:date>
    <meta:editing-cycles>7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 chart:stacked="false" chart:percentage="false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G0S4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7e0021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 svg:stroke-linecap="round"/>
    </style:style>
    <style:style style:family="chart" style:name="G0S6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314004" svg:stroke-opacity="100%" draw:stroke-linejoin="round" svg:stroke-linecap="round"/>
    </style:style>
    <style:style style:family="chart" style:name="G0S7">
      <style:chart-properties chart:symbol-type="named-symbol" chart:symbol-name="horizontal-bar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aecf00" svg:stroke-opacity="100%" draw:stroke-linejoin="round" svg:stroke-linecap="round"/>
    </style:style>
    <style:style style:family="chart" style:name="G0S8">
      <style:chart-properties chart:symbol-type="named-symbol" chart:symbol-name="circl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4b1f6f" svg:stroke-opacity="100%" draw:stroke-linejoin="round" svg:stroke-linecap="round"/>
    </style:style>
    <style:style style:family="chart" style:name="G0S9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950e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G0S10">
      <style:chart-properties chart:symbol-type="named-symbol" chart:symbol-name="x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c5000b" svg:stroke-opacity="100%" draw:stroke-linejoin="round" svg:stroke-linecap="round"/>
    </style:style>
    <style:style style:family="chart" style:name="G0S11">
      <style:chart-properties chart:symbol-type="named-symbol" chart:symbol-name="plus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84d1" svg:stroke-opacity="100%" draw:stroke-linejoin="round" svg:stroke-linecap="round"/>
    </style:style>
    <style:style style:family="chart" style:name="G0S12">
      <style:chart-properties chart:symbol-type="named-symbol" chart:symbol-name="asterisk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</office:automatic-styles>
  <office:body>
    <office:chart>
      <chart:chart chart:class="chart:line" svg:height="432.5954330708661pt" svg:width="623.381023622047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8.0725196850394pt" svg:width="316.601259842519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17:.$G$17"/>
          </chart:axis>
          <chart:series chart:values-cell-range-address="Overview.$C$18:.$G$18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59.7875590551181pt" svg:width="594.7696062992126pt" chart:style-name="Crt0">
        <chart:legend chart:legend-position="end" chart:legend-align="center" chart:style-name="Lgnd"/>
        <chart:plot-area svg:x="28.7188188976378pt" svg:y="12.37779527559055pt" svg:width="491.5135433070866pt" svg:height="340.673937007874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IT1.$Q$3" chart:values-cell-range-address="IT1.$Q$4:.$Q$18" chart:class="chart:line" chart:attached-axis="primary-y" chart:style-name="G0S0">
            <chart:data-point chart:repeated="15"/>
          </chart:series>
          <chart:series chart:label-cell-address="IT1.$R$3" chart:values-cell-range-address="IT1.$R$4:.$R$18" chart:class="chart:line" chart:attached-axis="primary-y" chart:style-name="G0S1">
            <chart:data-point chart:repeated="1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2.$J$4:.$J$11"/>
          </chart:axis>
          <chart:series chart:label-cell-address="IT2.$O$3" chart:values-cell-range-address="IT2.$O$4:.$O$11" chart:class="chart:line" chart:attached-axis="primary-y" chart:style-name="G0S0">
            <chart:data-point chart:repeated="8"/>
          </chart:series>
          <chart:series chart:label-cell-address="IT2.$P$3" chart:values-cell-range-address="IT2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3.$J$4:.$J$11"/>
          </chart:axis>
          <chart:series chart:label-cell-address="IT3.$O$3" chart:values-cell-range-address="IT3.$O$4:.$O$11" chart:class="chart:line" chart:attached-axis="primary-y" chart:style-name="G0S0">
            <chart:data-point chart:repeated="8"/>
          </chart:series>
          <chart:series chart:label-cell-address="IT3.$P$3" chart:values-cell-range-address="IT3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IT4.$J$4:.$J$11"/>
          </chart:axis>
          <chart:series chart:label-cell-address="IT4.$O$3" chart:values-cell-range-address="IT4.$O$4:.$O$11" chart:class="chart:line" chart:attached-axis="primary-y" chart:style-name="G0S0">
            <chart:data-point chart:repeated="8"/>
          </chart:series>
          <chart:series chart:label-cell-address="IT4.$P$3" chart:values-cell-range-address="IT4.$P$4:.$P$11" chart:class="chart:line" chart:attached-axis="primary-y" chart:style-name="G0S1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